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080000000894D41B7F.png" manifest:media-type="image/png"/>
  <manifest:file-entry manifest:full-path="Pictures/100000000000000800000008F6E6129E.png" manifest:media-type="image/png"/>
  <manifest:file-entry manifest:full-path="Pictures/100000000000000800000008410B6290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adornments="Regular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standard">
      <style:graphic-properties draw:stroke="none" draw:fill="solid" draw:fill-color="#ffffff" draw:opacity="50%" draw:textarea-horizontal-align="justify" draw:textarea-vertical-align="middle" draw:auto-grow-height="false" fo:min-height="24.345cm" fo:min-width="37.684cm" draw:shadow-opacity="50%" loext:decorative="false"/>
    </style:style>
    <style:style style:name="gr2" style:family="graphic" style:parent-style-name="standard" style:list-style-name="L2">
      <style:graphic-properties draw:stroke="dash" draw:stroke-dash="Long_20_Dash" svg:stroke-color="#000000" draw:fill="hatch" draw:fill-color="#b4c7dc" draw:fill-hatch-name="Red_20_90_20_Degrees_20_Crossed_20_10" draw:fill-hatch-solid="true" style:repeat="repeat" draw:textarea-horizontal-align="justify" draw:textarea-vertical-align="top" draw:auto-grow-height="false" fo:min-height="4.551cm" fo:min-width="4.758cm" style:writing-mode="lr-tb" loext:decorative="false"/>
      <style:paragraph-properties style:writing-mode="lr-tb"/>
    </style:style>
    <style:style style:name="gr3" style:family="graphic" style:parent-style-name="standard" style:list-style-name="L2">
      <style:graphic-properties draw:stroke="dash" draw:stroke-dash="Long_20_Dash" svg:stroke-color="#000000" draw:fill="hatch" draw:fill-color="#b4c7dc" draw:fill-hatch-name="Red_20_90_20_Degrees_20_Crossed_20_10" draw:fill-hatch-solid="true" style:repeat="repeat" draw:textarea-horizontal-align="justify" draw:textarea-vertical-align="top" draw:auto-grow-height="false" fo:min-height="4.558cm" fo:min-width="4.758cm" style:writing-mode="lr-tb" loext:decorative="false"/>
      <style:paragraph-properties style:writing-mode="lr-tb"/>
    </style:style>
    <style:style style:name="gr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" style:family="graphic" style:parent-style-name="standard" style:list-style-name="L3">
      <style:graphic-properties draw:stroke="solid" svg:stroke-width="0.026cm" svg:stroke-color="#000000" svg:stroke-opacity="100%" draw:stroke-linejoin="miter" draw:fill="bitmap" draw:fill-color="#dddddd" draw:gradient-step-count="0" draw:fill-hatch-solid="false" draw:fill-image-name="Bitmap_20_11" style:repeat="repeat" draw:textarea-horizontal-align="justify" draw:textarea-vertical-align="middle" draw:auto-grow-height="false" fo:min-height="1.344cm" fo:min-width="4.758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6" style:family="graphic" style:parent-style-name="standard" style:list-style-name="L3">
      <style:graphic-properties draw:stroke="solid" svg:stroke-width="0.026cm" svg:stroke-color="#000000" svg:stroke-opacity="100%" draw:stroke-linejoin="miter" draw:fill="bitmap" draw:fill-color="#dddddd" draw:fill-hatch-solid="false" draw:fill-image-name="Bitmap_20_11" style:repeat="repeat" draw:textarea-horizontal-align="justify" draw:textarea-vertical-align="middle" draw:auto-grow-height="false" fo:min-height="1.344cm" fo:min-width="4.758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8" style:family="graphic" style:parent-style-name="standard" style:list-style-name="L3">
      <style:graphic-properties draw:stroke="dash" draw:stroke-dash="Long_20_Dash" svg:stroke-width="0cm" svg:stroke-color="#000000" draw:marker-start-width="0.152cm" draw:marker-end-width="0.152cm" svg:stroke-opacity="100%" draw:stroke-linejoin="round" draw:fill="hatch" draw:fill-color="#f7d1d5" draw:fill-hatch-name="Red_20_90_20_Degrees_20_Crossed_20_13" draw:fill-hatch-solid="true" style:repeat="repeat" draw:textarea-horizontal-align="justify" draw:textarea-vertical-align="top" draw:auto-grow-height="false" fo:min-height="5.935cm" fo:min-width="4.784cm" fo:padding-top="0.114cm" fo:padding-bottom="0.117cm" fo:padding-left="0.237cm" fo:padding-right="0.237cm" fo:wrap-option="no-wrap" draw:shadow-color="#808080" style:writing-mode="lr-tb" loext:decorative="false"/>
      <style:paragraph-properties style:writing-mode="lr-tb"/>
    </style:style>
    <style:style style:name="gr9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0.35cm" fo:min-width="1.202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0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fill-hatch-name="Red_20_90_20_Degrees_20_Crossed_20_10" draw:fill-hatch-solid="true" style:repeat="repeat" draw:textarea-horizontal-align="justify" draw:textarea-vertical-align="middle" draw:auto-grow-height="false" fo:min-height="1.219cm" fo:min-width="4.453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1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fill-hatch-name="Red_20_90_20_Degrees_20_Crossed_20_10" draw:fill-hatch-solid="true" style:repeat="repeat" draw:textarea-horizontal-align="justify" draw:textarea-vertical-align="middle" draw:auto-grow-height="false" fo:min-height="1.219cm" fo:min-width="4.453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5" style:family="graphic" style:parent-style-name="standard" style:list-style-name="L3">
      <style:graphic-properties draw:stroke="dash" draw:stroke-dash="Long_20_Dash" svg:stroke-width="0cm" svg:stroke-color="#000000" draw:marker-start-width="0.152cm" draw:marker-end-width="0.152cm" svg:stroke-opacity="100%" draw:stroke-linejoin="round" draw:fill="hatch" draw:fill-color="#f7d1d5" draw:fill-hatch-name="Red_20_90_20_Degrees_20_Crossed_20_13" draw:fill-hatch-solid="true" style:repeat="repeat" draw:textarea-horizontal-align="justify" draw:textarea-vertical-align="top" draw:auto-grow-height="false" fo:min-height="5.935cm" fo:min-width="4.784cm" fo:padding-top="0.114cm" fo:padding-bottom="0.117cm" fo:padding-left="0.237cm" fo:padding-right="0.237cm" fo:wrap-option="no-wrap" draw:shadow-color="#808080" style:writing-mode="lr-tb" loext:decorative="false"/>
      <style:paragraph-properties style:writing-mode="lr-tb"/>
    </style:style>
    <style:style style:name="gr1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7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0.35cm" fo:min-width="1.202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8" style:family="graphic" style:parent-style-name="objectwithoutfill">
      <style:graphic-properties svg:stroke-color="#000000" draw:marker-end="Arrowheads_20_12" draw:marker-end-width="0.3cm" draw:fill="gradient" loext:decorative="false"/>
    </style:style>
    <style:style style:name="gr19" style:family="graphic" style:parent-style-name="objectwithoutfill">
      <style:graphic-properties svg:stroke-color="#000000" draw:marker-end="Arrowheads_20_13" draw:marker-end-width="0.3cm" draw:fill="gradient" loext:decorative="false"/>
    </style:style>
    <style:style style:name="gr20" style:family="graphic" style:parent-style-name="objectwithoutfill">
      <style:graphic-properties svg:stroke-color="#000000" draw:marker-start="" draw:marker-start-width="0.305cm" draw:marker-end="Arrow" draw:marker-end-width="0.305cm" draw:fill="gradient" loext:decorative="false"/>
    </style:style>
    <style:style style:name="gr21" style:family="graphic" style:parent-style-name="standard">
      <style:graphic-properties draw:stroke="none" draw:fill="bitmap" draw:fill-color="#f7d1d5" draw:fill-hatch-solid="true" draw:fill-image-name="Bitmap_20_25" style:repeat="repeat" draw:textarea-horizontal-align="justify" draw:textarea-vertical-align="middle" draw:auto-grow-height="false" fo:min-height="0.404cm" fo:min-width="8.058cm" loext:decorative="false"/>
    </style:style>
    <style:style style:name="gr2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23" style:family="graphic" style:parent-style-name="standard">
      <style:graphic-properties draw:stroke="none" draw:marker-start="Half_20_Circle" draw:marker-end="Half_20_Circle" draw:fill="bitmap" draw:fill-color="#b4c7dc" draw:fill-hatch-solid="true" draw:fill-image-name="Bitmap_20_25" style:repeat="repeat" draw:textarea-horizontal-align="justify" draw:textarea-vertical-align="middle" draw:auto-grow-height="false" fo:min-height="0.444cm" fo:min-width="8.013cm" loext:decorative="false"/>
    </style:style>
    <style:style style:name="gr2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25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26" style:family="graphic" style:parent-style-name="objectwithoutfill">
      <style:graphic-properties svg:stroke-color="#000000" draw:marker-end="" draw:marker-end-width="0.3cm" draw:fill="none" draw:textarea-vertical-align="middle" loext:decorative="false"/>
    </style:style>
    <style:style style:name="gr27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0.35cm" fo:min-width="1.202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28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29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30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gradient-step-count="0" draw:fill-hatch-name="Red_20_90_20_Degrees_20_Crossed_20_10" draw:fill-hatch-solid="true" style:repeat="repeat" draw:textarea-horizontal-align="justify" draw:textarea-vertical-align="middle" draw:auto-grow-height="false" fo:min-height="0.353cm" fo:min-width="1.202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31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gradient-step-count="0" draw:fill-hatch-name="Red_20_90_20_Degrees_20_Crossed_20_10" draw:fill-hatch-solid="true" style:repeat="repeat" draw:textarea-horizontal-align="justify" draw:textarea-vertical-align="middle" draw:auto-grow-height="false" fo:min-height="0.353cm" fo:min-width="1.202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32" style:family="graphic" style:parent-style-name="objectwithoutfill">
      <style:graphic-properties draw:stroke="solid" draw:stroke-dash="Long_20_Dash_20__28_Rounded_29_" svg:stroke-color="#000000" draw:marker-end="Arrowheads_20_33" draw:marker-end-width="0.3cm" svg:stroke-linecap="round" draw:fill="none" draw:textarea-vertical-align="middle" loext:decorative="false"/>
    </style:style>
    <style:style style:name="gr33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0.35cm" fo:min-width="1.202cm" fo:padding-top="0.13cm" fo:padding-bottom="0.13cm" fo:padding-left="0.25cm" fo:padding-right="0.25cm" fo:wrap-option="no-wrap" draw:shadow-offset-x="0.203cm" draw:shadow-offset-y="0.203cm" draw:shadow-color="#808080" style:writing-mode="lr-tb" loext:decorative="false"/>
      <style:paragraph-properties style:writing-mode="lr-tb"/>
    </style:style>
    <style:style style:name="gr34" style:family="graphic" style:parent-style-name="standard">
      <style:graphic-properties svg:stroke-color="#000000" draw:fill="hatch" draw:fill-color="#b4c7dc" draw:fill-hatch-name="Red_20_90_20_Degrees_20_Crossed_20_10" draw:fill-hatch-solid="true" style:repeat="repeat" draw:textarea-horizontal-align="justify" draw:textarea-vertical-align="middle" draw:auto-grow-height="false" fo:min-height="0.477cm" fo:min-width="0.262cm" loext:decorative="false"/>
    </style:style>
    <style:style style:name="gr35" style:family="graphic" style:parent-style-name="standard">
      <style:graphic-properties svg:stroke-color="#000000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0.478cm" fo:min-width="0.262cm" loext:decorative="false"/>
    </style:style>
    <style:style style:name="gr36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37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3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3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40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41" style:family="graphic" style:parent-style-name="objectwithoutfill">
      <style:graphic-properties svg:stroke-color="#000000" draw:marker-end="Arrow" draw:marker-end-width="0.305cm" draw:fill="none" draw:textarea-vertical-align="middle" loext:decorative="false"/>
    </style:style>
    <style:style style:name="gr42" style:family="graphic" style:parent-style-name="objectwithoutfill">
      <style:graphic-properties svg:stroke-color="#000000" draw:marker-end="Arrow" draw:marker-end-width="0.3cm" draw:fill="none" draw:textarea-vertical-align="middle" loext:decorative="false"/>
    </style:style>
    <style:style style:name="gr43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1.22cm" fo:min-width="4.453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44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1.22cm" fo:min-width="4.428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45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1.904cm" fo:min-width="0.211cm" fo:padding-top="0.229cm" fo:padding-bottom="0.051cm" fo:padding-left="0.25cm" fo:padding-right="0.25cm" fo:wrap-option="no-wrap" draw:shadow-color="#808080" style:writing-mode="lr-tb" loext:decorative="false"/>
      <style:paragraph-properties style:writing-mode="lr-tb"/>
    </style:style>
    <style:style style:name="gr46" style:family="graphic" style:parent-style-name="objectwithoutfill">
      <style:graphic-properties svg:stroke-color="#000000" draw:fill="none" draw:textarea-vertical-align="middle" loext:decorative="false"/>
    </style:style>
    <style:style style:name="gr47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fill-hatch-name="Red_20_90_20_Degrees_20_Crossed_20_10" draw:fill-hatch-solid="true" style:repeat="repeat" draw:textarea-horizontal-align="justify" draw:textarea-vertical-align="middle" draw:auto-grow-height="false" fo:min-height="1.904cm" fo:min-width="0.211cm" fo:padding-top="0.229cm" fo:padding-bottom="0.051cm" fo:padding-left="0.25cm" fo:padding-right="0.25cm" fo:wrap-option="no-wrap" draw:shadow-color="#808080" style:writing-mode="lr-tb" loext:decorative="false"/>
      <style:paragraph-properties style:writing-mode="lr-tb"/>
    </style:style>
    <style:style style:name="gr48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gradient-step-count="0" draw:fill-hatch-name="Red_20_90_20_Degrees_20_Crossed_20_10" draw:fill-hatch-solid="true" style:repeat="repeat" draw:textarea-horizontal-align="justify" draw:textarea-vertical-align="middle" draw:auto-grow-height="false" fo:min-height="0.353cm" fo:min-width="1.202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49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gradient-step-count="0" draw:fill-hatch-name="Red_20_90_20_Degrees_20_Crossed_20_10" draw:fill-hatch-solid="true" style:repeat="repeat" draw:textarea-horizontal-align="justify" draw:textarea-vertical-align="middle" draw:auto-grow-height="false" fo:min-height="0.353cm" fo:min-width="1.202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0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fill-hatch-name="Red_20_90_20_Degrees_20_Crossed_20_10" draw:fill-hatch-solid="true" style:repeat="repeat" draw:textarea-horizontal-align="justify" draw:textarea-vertical-align="middle" draw:auto-grow-height="false" fo:min-height="1.904cm" fo:min-width="0.211cm" fo:padding-top="0.229cm" fo:padding-bottom="0.051cm" fo:padding-left="0.25cm" fo:padding-right="0.25cm" fo:wrap-option="no-wrap" draw:shadow-color="#808080" style:writing-mode="lr-tb" loext:decorative="false"/>
      <style:paragraph-properties style:writing-mode="lr-tb"/>
    </style:style>
    <style:style style:name="gr51" style:family="graphic" style:parent-style-name="standard" style:list-style-name="L3">
      <style:graphic-properties draw:stroke="solid" svg:stroke-width="0.026cm" svg:stroke-color="#000000" svg:stroke-opacity="100%" draw:stroke-linejoin="miter" draw:fill="none" draw:fill-color="#b4c7dc" draw:gradient-step-count="0" draw:fill-hatch-solid="true" loext:fill-use-slide-background="false" style:repeat="repeat" draw:textarea-horizontal-align="justify" draw:textarea-vertical-align="middle" draw:auto-grow-height="false" fo:min-height="0.353cm" fo:min-width="1.202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2" style:family="graphic" style:parent-style-name="standard" style:list-style-name="L3">
      <style:graphic-properties draw:stroke="solid" svg:stroke-width="0.026cm" svg:stroke-color="#000000" svg:stroke-opacity="100%" draw:stroke-linejoin="miter" draw:fill="none" draw:fill-color="#b4c7dc" draw:gradient-step-count="0" draw:fill-hatch-solid="true" loext:fill-use-slide-background="false" style:repeat="repeat" draw:textarea-horizontal-align="justify" draw:textarea-vertical-align="middle" draw:auto-grow-height="false" fo:min-height="0.353cm" fo:min-width="1.202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3" style:family="graphic" style:parent-style-name="standard" style:list-style-name="L3">
      <style:graphic-properties draw:stroke="solid" svg:stroke-width="0.026cm" svg:stroke-color="#000000" svg:stroke-opacity="100%" draw:stroke-linejoin="miter" draw:fill="none" draw:fill-color="#b4c7dc" draw:gradient-step-count="0" draw:fill-hatch-solid="true" loext:fill-use-slide-background="false" style:repeat="repeat" draw:textarea-horizontal-align="justify" draw:textarea-vertical-align="middle" draw:auto-grow-height="false" fo:min-height="0.353cm" fo:min-width="1.202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4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5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6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7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8" style:family="graphic" style:parent-style-name="standard" style:list-style-name="L3">
      <style:graphic-properties draw:stroke="dash" draw:stroke-dash="Long_20_Dash" svg:stroke-width="0.026cm" svg:stroke-color="#000000" svg:stroke-opacity="100%" draw:stroke-linejoin="miter" draw:fill="bitmap" draw:fill-color="#dddddd" draw:gradient-step-count="0" draw:fill-hatch-solid="false" draw:fill-image-name="Bitmap_20_23" style:repeat="repeat" draw:textarea-horizontal-align="justify" draw:textarea-vertical-align="top" draw:auto-grow-height="false" fo:min-height="2.22cm" fo:min-width="4.758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9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60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61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62" style:family="graphic" style:parent-style-name="standard" style:list-style-name="L3">
      <style:graphic-properties draw:stroke="dash" draw:stroke-dash="Long_20_Dash" svg:stroke-width="0.026cm" svg:stroke-color="#000000" svg:stroke-opacity="100%" draw:stroke-linejoin="miter" draw:fill="bitmap" draw:fill-color="#dddddd" draw:gradient-step-count="0" draw:fill-hatch-solid="false" draw:fill-image-name="Bitmap_20_23" style:repeat="repeat" draw:textarea-horizontal-align="justify" draw:textarea-vertical-align="top" draw:auto-grow-height="false" fo:min-height="2.22cm" fo:min-width="4.758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63" style:family="graphic" style:parent-style-name="standard" style:list-style-name="L3">
      <style:graphic-properties draw:stroke="solid" svg:stroke-width="0.026cm" svg:stroke-color="#000000" svg:stroke-opacity="100%" draw:stroke-linejoin="miter" draw:fill="bitmap" draw:fill-color="#b4c7dc" draw:fill-hatch-solid="true" draw:fill-image-name="Bitmap_20_24" style:repeat="repeat" draw:textarea-horizontal-align="justify" draw:textarea-vertical-align="middle" draw:auto-grow-height="false" fo:min-height="1.219cm" fo:min-width="4.453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64" style:family="graphic" style:parent-style-name="standard" style:list-style-name="L3">
      <style:graphic-properties draw:stroke="solid" svg:stroke-width="0.026cm" svg:stroke-color="#000000" svg:stroke-opacity="100%" draw:stroke-linejoin="miter" draw:fill="bitmap" draw:fill-color="#b4c7dc" draw:fill-hatch-solid="true" draw:fill-image-name="Bitmap_20_24" style:repeat="repeat" draw:textarea-horizontal-align="justify" draw:textarea-vertical-align="middle" draw:auto-grow-height="false" fo:min-height="1.219cm" fo:min-width="4.453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65" style:family="graphic" style:parent-style-name="standard">
      <style:graphic-properties svg:stroke-color="#000000" draw:fill="bitmap" draw:fill-color="#b4c7dc" draw:fill-hatch-solid="true" draw:fill-image-name="Bitmap_20_24" style:repeat="repeat" draw:textarea-horizontal-align="justify" draw:textarea-vertical-align="middle" draw:auto-grow-height="false" fo:min-height="0.477cm" fo:min-width="0.262cm" loext:decorative="false"/>
    </style:style>
    <style:style style:name="gr66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6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68" style:family="graphic" style:parent-style-name="standard">
      <style:graphic-properties draw:stroke="none" draw:marker-start="Half_20_Circle" draw:marker-end="Half_20_Circle" draw:fill="bitmap" draw:fill-color="#b4c7dc" draw:fill-hatch-solid="true" draw:fill-image-name="Bitmap_20_25" style:repeat="repeat" draw:textarea-horizontal-align="justify" draw:textarea-vertical-align="middle" draw:auto-grow-height="false" fo:min-height="0.445cm" fo:min-width="5.636cm" loext:decorative="false"/>
    </style:style>
    <style:style style:name="gr69" style:family="graphic" style:parent-style-name="standard">
      <style:graphic-properties draw:stroke="none" draw:marker-start="Half_20_Circle" draw:marker-end="Half_20_Circle" draw:fill="bitmap" draw:fill-color="#b4c7dc" draw:fill-hatch-solid="true" draw:fill-image-name="Bitmap_20_25" style:repeat="repeat" draw:textarea-horizontal-align="justify" draw:textarea-vertical-align="middle" draw:auto-grow-height="false" fo:min-height="0.445cm" fo:min-width="5.364cm" loext:decorative="false"/>
    </style:style>
    <style:style style:name="gr7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71" style:family="graphic" style:parent-style-name="standard">
      <style:graphic-properties draw:stroke="none" draw:fill="solid" draw:fill-color="#ffffff" draw:opacity="100%" draw:textarea-horizontal-align="justify" draw:textarea-vertical-align="middle" draw:auto-grow-height="false" fo:min-height="24.388cm" fo:min-width="37.235cm" draw:shadow-opacity="100%" loext:decorative="false"/>
    </style:style>
    <style:style style:name="gr72" style:family="graphic" style:parent-style-name="standard" style:list-style-name="L2">
      <style:graphic-properties draw:stroke="dash" draw:stroke-dash="Long_20_Dash" svg:stroke-color="#000000" draw:fill="hatch" draw:fill-color="#b4c7dc" draw:fill-hatch-name="Red_20_90_20_Degrees_20_Crossed_20_10" draw:fill-hatch-solid="true" style:repeat="repeat" draw:textarea-horizontal-align="justify" draw:textarea-vertical-align="top" draw:auto-grow-height="false" fo:min-height="4.551cm" fo:min-width="4.758cm" style:writing-mode="lr-tb" loext:decorative="false"/>
      <style:paragraph-properties style:writing-mode="lr-tb"/>
    </style:style>
    <style:style style:name="gr73" style:family="graphic" style:parent-style-name="standard" style:list-style-name="L2">
      <style:graphic-properties draw:stroke="dash" draw:stroke-dash="Long_20_Dash" svg:stroke-color="#000000" draw:fill="hatch" draw:fill-color="#b4c7dc" draw:fill-hatch-name="Red_20_90_20_Degrees_20_Crossed_20_10" draw:fill-hatch-solid="true" style:repeat="repeat" draw:textarea-horizontal-align="justify" draw:textarea-vertical-align="top" draw:auto-grow-height="false" fo:min-height="4.558cm" fo:min-width="4.758cm" style:writing-mode="lr-tb" loext:decorative="false"/>
      <style:paragraph-properties style:writing-mode="lr-tb"/>
    </style:style>
    <style:style style:name="gr7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75" style:family="graphic" style:parent-style-name="standard" style:list-style-name="L3">
      <style:graphic-properties draw:stroke="solid" svg:stroke-width="0.026cm" svg:stroke-color="#000000" svg:stroke-opacity="100%" draw:stroke-linejoin="miter" draw:fill="bitmap" draw:fill-color="#dddddd" draw:gradient-step-count="0" draw:fill-hatch-solid="false" draw:fill-image-name="Bitmap_20_11" style:repeat="repeat" draw:textarea-horizontal-align="justify" draw:textarea-vertical-align="middle" draw:auto-grow-height="false" fo:min-height="1.344cm" fo:min-width="4.758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76" style:family="graphic" style:parent-style-name="standard" style:list-style-name="L3">
      <style:graphic-properties draw:stroke="solid" svg:stroke-width="0.026cm" svg:stroke-color="#000000" svg:stroke-opacity="100%" draw:stroke-linejoin="miter" draw:fill="bitmap" draw:fill-color="#dddddd" draw:fill-hatch-solid="false" draw:fill-image-name="Bitmap_20_11" style:repeat="repeat" draw:textarea-horizontal-align="justify" draw:textarea-vertical-align="middle" draw:auto-grow-height="false" fo:min-height="1.344cm" fo:min-width="4.758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7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78" style:family="graphic" style:parent-style-name="standard" style:list-style-name="L3">
      <style:graphic-properties draw:stroke="dash" draw:stroke-dash="Long_20_Dash" svg:stroke-width="0cm" svg:stroke-color="#000000" draw:marker-start-width="0.152cm" draw:marker-end-width="0.152cm" svg:stroke-opacity="100%" draw:stroke-linejoin="round" draw:fill="hatch" draw:fill-color="#f7d1d5" draw:fill-hatch-name="Red_20_90_20_Degrees_20_Crossed_20_13" draw:fill-hatch-solid="true" style:repeat="repeat" draw:textarea-horizontal-align="justify" draw:textarea-vertical-align="top" draw:auto-grow-height="false" fo:min-height="5.935cm" fo:min-width="4.784cm" fo:padding-top="0.114cm" fo:padding-bottom="0.117cm" fo:padding-left="0.237cm" fo:padding-right="0.237cm" fo:wrap-option="no-wrap" draw:shadow-color="#808080" style:writing-mode="lr-tb" loext:decorative="false"/>
      <style:paragraph-properties style:writing-mode="lr-tb"/>
    </style:style>
    <style:style style:name="gr79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0.35cm" fo:min-width="1.202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80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fill-hatch-name="Red_20_90_20_Degrees_20_Crossed_20_10" draw:fill-hatch-solid="true" style:repeat="repeat" draw:textarea-horizontal-align="justify" draw:textarea-vertical-align="middle" draw:auto-grow-height="false" fo:min-height="1.219cm" fo:min-width="4.453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81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fill-hatch-name="Red_20_90_20_Degrees_20_Crossed_20_10" draw:fill-hatch-solid="true" style:repeat="repeat" draw:textarea-horizontal-align="justify" draw:textarea-vertical-align="middle" draw:auto-grow-height="false" fo:min-height="1.219cm" fo:min-width="4.453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8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8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8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85" style:family="graphic" style:parent-style-name="standard" style:list-style-name="L3">
      <style:graphic-properties draw:stroke="dash" draw:stroke-dash="Long_20_Dash" svg:stroke-width="0cm" svg:stroke-color="#000000" draw:marker-start-width="0.152cm" draw:marker-end-width="0.152cm" svg:stroke-opacity="100%" draw:stroke-linejoin="round" draw:fill="hatch" draw:fill-color="#f7d1d5" draw:fill-hatch-name="Red_20_90_20_Degrees_20_Crossed_20_13" draw:fill-hatch-solid="true" style:repeat="repeat" draw:textarea-horizontal-align="justify" draw:textarea-vertical-align="top" draw:auto-grow-height="false" fo:min-height="5.935cm" fo:min-width="4.784cm" fo:padding-top="0.114cm" fo:padding-bottom="0.117cm" fo:padding-left="0.237cm" fo:padding-right="0.237cm" fo:wrap-option="no-wrap" draw:shadow-color="#808080" style:writing-mode="lr-tb" loext:decorative="false"/>
      <style:paragraph-properties style:writing-mode="lr-tb"/>
    </style:style>
    <style:style style:name="gr8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87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0.35cm" fo:min-width="1.202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88" style:family="graphic" style:parent-style-name="standard">
      <style:graphic-properties draw:stroke="none" draw:fill="bitmap" draw:fill-color="#f7d1d5" draw:fill-hatch-solid="true" draw:fill-image-name="Bitmap_20_25" style:repeat="repeat" draw:textarea-horizontal-align="justify" draw:textarea-vertical-align="middle" draw:auto-grow-height="false" fo:min-height="0.436cm" fo:min-width="8.186cm" loext:decorative="false"/>
    </style:style>
    <style:style style:name="gr8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90" style:family="graphic" style:parent-style-name="standard">
      <style:graphic-properties draw:stroke="none" draw:marker-start="Half_20_Circle" draw:marker-end="Half_20_Circle" draw:fill="bitmap" draw:fill-color="#b4c7dc" draw:fill-hatch-solid="true" draw:fill-image-name="Bitmap_20_25" style:repeat="repeat" draw:textarea-horizontal-align="justify" draw:textarea-vertical-align="middle" draw:auto-grow-height="false" fo:min-height="0.445cm" fo:min-width="8.126cm" loext:decorative="false"/>
    </style:style>
    <style:style style:name="gr9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92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93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0.35cm" fo:min-width="1.202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94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95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96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gradient-step-count="0" draw:fill-hatch-name="Red_20_90_20_Degrees_20_Crossed_20_10" draw:fill-hatch-solid="true" style:repeat="repeat" draw:textarea-horizontal-align="justify" draw:textarea-vertical-align="middle" draw:auto-grow-height="false" fo:min-height="0.353cm" fo:min-width="1.202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97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gradient-step-count="0" draw:fill-hatch-name="Red_20_90_20_Degrees_20_Crossed_20_10" draw:fill-hatch-solid="true" style:repeat="repeat" draw:textarea-horizontal-align="justify" draw:textarea-vertical-align="middle" draw:auto-grow-height="false" fo:min-height="0.353cm" fo:min-width="1.202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98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0.35cm" fo:min-width="1.202cm" fo:padding-top="0.13cm" fo:padding-bottom="0.13cm" fo:padding-left="0.25cm" fo:padding-right="0.25cm" fo:wrap-option="no-wrap" draw:shadow-offset-x="0.203cm" draw:shadow-offset-y="0.203cm" draw:shadow-color="#808080" style:writing-mode="lr-tb" loext:decorative="false"/>
      <style:paragraph-properties style:writing-mode="lr-tb"/>
    </style:style>
    <style:style style:name="gr99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00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0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0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03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04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1.22cm" fo:min-width="4.453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05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1.22cm" fo:min-width="4.428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06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1.904cm" fo:min-width="0.211cm" fo:padding-top="0.229cm" fo:padding-bottom="0.051cm" fo:padding-left="0.25cm" fo:padding-right="0.25cm" fo:wrap-option="no-wrap" draw:shadow-color="#808080" style:writing-mode="lr-tb" loext:decorative="false"/>
      <style:paragraph-properties style:writing-mode="lr-tb"/>
    </style:style>
    <style:style style:name="gr107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fill-hatch-name="Red_20_90_20_Degrees_20_Crossed_20_10" draw:fill-hatch-solid="true" style:repeat="repeat" draw:textarea-horizontal-align="justify" draw:textarea-vertical-align="middle" draw:auto-grow-height="false" fo:min-height="1.904cm" fo:min-width="0.211cm" fo:padding-top="0.229cm" fo:padding-bottom="0.051cm" fo:padding-left="0.25cm" fo:padding-right="0.25cm" fo:wrap-option="no-wrap" draw:shadow-color="#808080" style:writing-mode="lr-tb" loext:decorative="false"/>
      <style:paragraph-properties style:writing-mode="lr-tb"/>
    </style:style>
    <style:style style:name="gr108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gradient-step-count="0" draw:fill-hatch-name="Red_20_90_20_Degrees_20_Crossed_20_10" draw:fill-hatch-solid="true" style:repeat="repeat" draw:textarea-horizontal-align="justify" draw:textarea-vertical-align="middle" draw:auto-grow-height="false" fo:min-height="0.353cm" fo:min-width="1.202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09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gradient-step-count="0" draw:fill-hatch-name="Red_20_90_20_Degrees_20_Crossed_20_10" draw:fill-hatch-solid="true" style:repeat="repeat" draw:textarea-horizontal-align="justify" draw:textarea-vertical-align="middle" draw:auto-grow-height="false" fo:min-height="0.353cm" fo:min-width="1.202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10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fill-hatch-name="Red_20_90_20_Degrees_20_Crossed_20_10" draw:fill-hatch-solid="true" style:repeat="repeat" draw:textarea-horizontal-align="justify" draw:textarea-vertical-align="middle" draw:auto-grow-height="false" fo:min-height="1.904cm" fo:min-width="0.211cm" fo:padding-top="0.229cm" fo:padding-bottom="0.051cm" fo:padding-left="0.25cm" fo:padding-right="0.25cm" fo:wrap-option="no-wrap" draw:shadow-color="#808080" style:writing-mode="lr-tb" loext:decorative="false"/>
      <style:paragraph-properties style:writing-mode="lr-tb"/>
    </style:style>
    <style:style style:name="gr111" style:family="graphic" style:parent-style-name="standard" style:list-style-name="L3">
      <style:graphic-properties draw:stroke="solid" svg:stroke-width="0.026cm" svg:stroke-color="#000000" svg:stroke-opacity="100%" draw:stroke-linejoin="miter" draw:fill="none" draw:fill-color="#b4c7dc" draw:gradient-step-count="0" draw:fill-hatch-solid="true" loext:fill-use-slide-background="false" style:repeat="repeat" draw:textarea-horizontal-align="justify" draw:textarea-vertical-align="middle" draw:auto-grow-height="false" fo:min-height="0.353cm" fo:min-width="1.202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12" style:family="graphic" style:parent-style-name="standard" style:list-style-name="L3">
      <style:graphic-properties draw:stroke="solid" svg:stroke-width="0.026cm" svg:stroke-color="#000000" svg:stroke-opacity="100%" draw:stroke-linejoin="miter" draw:fill="none" draw:fill-color="#b4c7dc" draw:gradient-step-count="0" draw:fill-hatch-solid="true" loext:fill-use-slide-background="false" style:repeat="repeat" draw:textarea-horizontal-align="justify" draw:textarea-vertical-align="middle" draw:auto-grow-height="false" fo:min-height="0.353cm" fo:min-width="1.202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13" style:family="graphic" style:parent-style-name="standard" style:list-style-name="L3">
      <style:graphic-properties draw:stroke="solid" svg:stroke-width="0.026cm" svg:stroke-color="#000000" svg:stroke-opacity="100%" draw:stroke-linejoin="miter" draw:fill="none" draw:fill-color="#b4c7dc" draw:gradient-step-count="0" draw:fill-hatch-solid="true" loext:fill-use-slide-background="false" style:repeat="repeat" draw:textarea-horizontal-align="justify" draw:textarea-vertical-align="middle" draw:auto-grow-height="false" fo:min-height="0.353cm" fo:min-width="1.202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14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15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16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17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18" style:family="graphic" style:parent-style-name="standard" style:list-style-name="L3">
      <style:graphic-properties draw:stroke="dash" draw:stroke-dash="Long_20_Dash" svg:stroke-width="0.026cm" svg:stroke-color="#000000" svg:stroke-opacity="100%" draw:stroke-linejoin="miter" draw:fill="bitmap" draw:fill-color="#dddddd" draw:gradient-step-count="0" draw:fill-hatch-solid="false" draw:fill-image-name="Bitmap_20_23" style:repeat="repeat" draw:textarea-horizontal-align="justify" draw:textarea-vertical-align="top" draw:auto-grow-height="false" fo:min-height="2.22cm" fo:min-width="4.758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19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20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21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22" style:family="graphic" style:parent-style-name="standard" style:list-style-name="L3">
      <style:graphic-properties draw:stroke="dash" draw:stroke-dash="Long_20_Dash" svg:stroke-width="0.026cm" svg:stroke-color="#000000" svg:stroke-opacity="100%" draw:stroke-linejoin="miter" draw:fill="bitmap" draw:fill-color="#dddddd" draw:gradient-step-count="0" draw:fill-hatch-solid="false" draw:fill-image-name="Bitmap_20_23" style:repeat="repeat" draw:textarea-horizontal-align="justify" draw:textarea-vertical-align="top" draw:auto-grow-height="false" fo:min-height="2.22cm" fo:min-width="4.758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23" style:family="graphic" style:parent-style-name="standard" style:list-style-name="L3">
      <style:graphic-properties draw:stroke="solid" svg:stroke-width="0.026cm" svg:stroke-color="#000000" svg:stroke-opacity="100%" draw:stroke-linejoin="miter" draw:fill="bitmap" draw:fill-color="#b4c7dc" draw:fill-hatch-solid="true" draw:fill-image-name="Bitmap_20_24" style:repeat="repeat" draw:textarea-horizontal-align="justify" draw:textarea-vertical-align="middle" draw:auto-grow-height="false" fo:min-height="1.219cm" fo:min-width="4.453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24" style:family="graphic" style:parent-style-name="standard" style:list-style-name="L3">
      <style:graphic-properties draw:stroke="solid" svg:stroke-width="0.026cm" svg:stroke-color="#000000" svg:stroke-opacity="100%" draw:stroke-linejoin="miter" draw:fill="bitmap" draw:fill-color="#b4c7dc" draw:fill-hatch-solid="true" draw:fill-image-name="Bitmap_20_24" style:repeat="repeat" draw:textarea-horizontal-align="justify" draw:textarea-vertical-align="middle" draw:auto-grow-height="false" fo:min-height="1.219cm" fo:min-width="4.453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25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P1" style:family="paragraph">
      <loext:graphic-properties draw:fill="solid" draw:fill-color="#ffffff" draw:opacity="50%"/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weight-complex="bold"/>
    </style:style>
    <style:style style:name="P3" style:family="paragraph">
      <loext:graphic-properties draw:fill="hatch" draw:fill-color="#b4c7dc" draw:fill-hatch-name="Red_20_90_20_Degrees_20_Crossed_20_10" draw:fill-hatch-solid="true" style:repeat="repeat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weight-complex="bold"/>
    </style:style>
    <style:style style:name="P4" style:family="paragraph">
      <style:paragraph-properties fo:margin-left="0cm" fo:margin-right="0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bold"/>
    </style:style>
    <style:style style:name="P5" style:family="paragraph">
      <loext:graphic-properties draw:fill="none" draw:fill-color="#ffffff"/>
      <style:paragraph-properties fo:margin-left="0cm" fo:margin-right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bold"/>
    </style:style>
    <style:style style:name="P6" style:family="paragraph"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600"/>
    </style:style>
    <style:style style:name="P7" style:family="paragraph">
      <loext:graphic-properties draw:fill="bitmap" draw:fill-color="#dddddd" draw:gradient-step-count="0" draw:fill-hatch-solid="false" draw:fill-image-name="Bitmap_20_11" style:repeat="repeat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600"/>
    </style:style>
    <style:style style:name="P8" style:family="paragraph">
      <loext:graphic-properties draw:fill="bitmap" draw:fill-color="#dddddd" draw:fill-hatch-solid="false" draw:fill-image-name="Bitmap_20_11" style:repeat="repeat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600"/>
    </style:style>
    <style:style style:name="P9" style:family="paragraph"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bold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bold"/>
    </style:style>
    <style:style style:name="P11" style:family="paragraph"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style="normal" fo:font-weight="normal" style:font-size-asian="12pt" style:font-size-complex="12pt" style:font-weight-complex="bold"/>
    </style:style>
    <style:style style:name="P12" style:family="paragraph">
      <loext:graphic-properties draw:fill="hatch" draw:fill-color="#f7d1d5" draw:fill-hatch-name="Red_20_90_20_Degrees_20_Crossed_20_13" draw:fill-hatch-solid="true" style:repeat="repeat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style="normal" fo:font-weight="normal" style:font-size-asian="12pt" style:font-size-complex="12pt" style:font-weight-complex="bold"/>
    </style:style>
    <style:style style:name="P13" style:family="paragraph">
      <style:paragraph-properties fo:margin-left="0cm" fo:margin-right="0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/>
    </style:style>
    <style:style style:name="P14" style:family="paragraph">
      <loext:graphic-properties draw:fill="hatch" draw:fill-color="#f7d1d5" draw:fill-hatch-name="Red_20_90_20_Degrees_20_Crossed_20_13" draw:fill-hatch-solid="true" style:repeat="repeat"/>
      <style:paragraph-properties fo:margin-left="0cm" fo:margin-right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/>
    </style:style>
    <style:style style:name="P15" style:family="paragraph"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/>
    </style:style>
    <style:style style:name="P16" style:family="paragraph">
      <loext:graphic-properties draw:fill="hatch" draw:fill-color="#b4c7dc" draw:fill-hatch-name="Red_20_90_20_Degrees_20_Crossed_20_10" draw:fill-hatch-solid="true" style:repeat="repeat"/>
      <style:paragraph-properties fo:margin-left="0cm" fo:margin-right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/>
    </style:style>
    <style:style style:name="P17" style:family="paragraph">
      <loext:graphic-properties draw:fill="hatch" draw:fill-color="#f7d1d5" draw:fill-hatch-name="Red_20_90_20_Degrees_20_Crossed_20_13" draw:fill-hatch-solid="true" style:repeat="repeat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bold"/>
    </style:style>
    <style:style style:name="P18" style:family="paragraph">
      <loext:graphic-properties draw:fill="gradient"/>
      <style:paragraph-properties fo:text-align="center"/>
    </style:style>
    <style:style style:name="P19" style:family="paragraph">
      <loext:graphic-properties draw:fill="bitmap" draw:fill-color="#f7d1d5" draw:fill-hatch-solid="true" draw:fill-image-name="Bitmap_20_25" style:repeat="repeat"/>
      <style:paragraph-properties fo:text-align="center"/>
    </style:style>
    <style:style style:name="P20" style:family="paragraph">
      <loext:graphic-properties draw:fill="bitmap" draw:fill-color="#b4c7dc" draw:fill-hatch-solid="true" draw:fill-image-name="Bitmap_20_25" style:repeat="repeat"/>
      <style:paragraph-properties fo:text-align="center"/>
    </style:style>
    <style:style style:name="P21" style:family="paragraph">
      <loext:graphic-properties draw:fill="none"/>
      <style:paragraph-properties fo:text-align="center"/>
    </style:style>
    <style:style style:name="P22" style:family="paragraph">
      <loext:graphic-properties draw:fill="hatch" draw:fill-color="#f7d1d5" draw:fill-hatch-name="Red_20_90_20_Degrees_20_Crossed_20_13" draw:fill-hatch-solid="true" style:repeat="repeat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weight-complex="bold"/>
    </style:style>
    <style:style style:name="P23" style:family="paragraph">
      <loext:graphic-properties draw:fill="hatch" draw:fill-color="#b4c7dc" draw:gradient-step-count="0" draw:fill-hatch-name="Red_20_90_20_Degrees_20_Crossed_20_10" draw:fill-hatch-solid="true" style:repeat="repeat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600"/>
    </style:style>
    <style:style style:name="P24" style:family="paragraph">
      <loext:graphic-properties draw:fill="hatch" draw:fill-color="#b4c7dc" draw:fill-hatch-name="Red_20_90_20_Degrees_20_Crossed_20_10" draw:fill-hatch-solid="true" style:repeat="repeat"/>
      <style:paragraph-properties fo:text-align="center"/>
    </style:style>
    <style:style style:name="P25" style:family="paragraph">
      <loext:graphic-properties draw:fill="hatch" draw:fill-color="#f7d1d5" draw:fill-hatch-name="Red_20_90_20_Degrees_20_Crossed_20_13" draw:fill-hatch-solid="true" style:repeat="repeat"/>
      <style:paragraph-properties fo:text-align="center"/>
    </style:style>
    <style:style style:name="P26" style:family="paragraph">
      <style:paragraph-properties fo:margin-left="0cm" fo:margin-right="0cm" fo:margin-top="0cm" fo:margin-bottom="0cm" fo:line-height="100%" fo:text-align="start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bold"/>
    </style:style>
    <style:style style:name="P2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bold"/>
    </style:style>
    <style:style style:name="P28" style:family="paragraph">
      <style:paragraph-properties fo:margin-left="0cm" fo:margin-right="0cm" fo:line-height="100%" fo:text-align="start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bold"/>
    </style:style>
    <style:style style:name="P29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bold"/>
    </style:style>
    <style:style style:name="P30" style:family="paragraph">
      <style:paragraph-properties fo:margin-left="0cm" fo:margin-right="0cm" fo:margin-top="0cm" fo:margin-bottom="0cm" fo:line-height="0.406cm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weight-complex="bold"/>
    </style:style>
    <style:style style:name="P31" style:family="paragraph">
      <loext:graphic-properties draw:fill="hatch" draw:fill-color="#f7d1d5" draw:fill-hatch-name="Red_20_90_20_Degrees_20_Crossed_20_13" draw:fill-hatch-solid="true" style:repeat="repeat"/>
      <style:paragraph-properties fo:margin-left="0cm" fo:margin-right="0cm" fo:margin-top="0cm" fo:margin-bottom="0cm" fo:line-height="0.406cm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weight-complex="bold"/>
    </style:style>
    <style:style style:name="P32" style:family="paragraph">
      <loext:graphic-properties draw:fill="hatch" draw:fill-color="#b4c7dc" draw:fill-hatch-name="Red_20_90_20_Degrees_20_Crossed_20_10" draw:fill-hatch-solid="true" style:repeat="repeat"/>
      <style:paragraph-properties fo:margin-left="0cm" fo:margin-right="0cm" fo:margin-top="0cm" fo:margin-bottom="0cm" fo:line-height="0.406cm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weight-complex="bold"/>
    </style:style>
    <style:style style:name="P33" style:family="paragraph">
      <loext:graphic-properties draw:fill="none" draw:fill-color="#b4c7dc" draw:gradient-step-count="0" draw:fill-hatch-solid="true" style:repeat="repeat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600"/>
    </style:style>
    <style:style style:name="P34" style:family="paragraph">
      <loext:graphic-properties draw:fill="bitmap" draw:fill-color="#dddddd" draw:gradient-step-count="0" draw:fill-hatch-solid="false" draw:fill-image-name="Bitmap_20_23" style:repeat="repeat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600"/>
    </style:style>
    <style:style style:name="P35" style:family="paragraph">
      <loext:graphic-properties draw:fill="bitmap" draw:fill-color="#b4c7dc" draw:fill-hatch-solid="true" draw:fill-image-name="Bitmap_20_24" style:repeat="repeat"/>
      <style:paragraph-properties fo:margin-left="0cm" fo:margin-right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/>
    </style:style>
    <style:style style:name="P36" style:family="paragraph">
      <loext:graphic-properties draw:fill="bitmap" draw:fill-color="#b4c7dc" draw:fill-hatch-solid="true" draw:fill-image-name="Bitmap_20_24" style:repeat="repeat"/>
      <style:paragraph-properties fo:text-align="center"/>
    </style:style>
    <style:style style:name="P37" style:family="paragraph">
      <loext:graphic-properties draw:fill="solid" draw:fill-color="#ffffff" draw:opacity="100%"/>
      <style:paragraph-properties fo:text-align="center"/>
    </style:style>
    <style:style style:name="T1" style:family="text">
      <style:text-properties fo:color="#000000" loext:opacity="100%" style:font-name="Liberation Sans" fo:font-size="14pt" fo:language="en" fo:country="US" fo:font-weight="normal" style:font-size-asian="12pt" style:language-asian="en" style:country-asian="US" style:font-weight-asian="bold" style:font-size-complex="12pt" style:language-complex="en" style:country-complex="US" style:font-weight-complex="bold"/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letter-kerning="true" style:font-name-asian="Noto Sans CJK SC" style:font-size-asian="12pt" style:language-asian="en" style:country-asian="US" style:font-style-asian="normal" style:font-weight-asian="bold" style:font-name-complex="Lohit Devanagari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color="#000000" loext:opacity="100%" style:font-name="Liberation Sans" fo:font-size="14pt" fo:language="en" fo:country="US" fo:font-style="normal" fo:font-weight="normal" style:font-size-asian="12pt" style:language-asian="en" style:country-asian="US" style:font-weight-asian="bold" style:font-size-complex="12pt" style:language-complex="en" style:country-complex="US" style:font-weight-complex="bold"/>
    </style:style>
    <style:style style:name="T4" style:family="text">
      <style:text-properties fo:color="#000000" loext:opacity="100%" style:font-name="Liberation Sans" fo:font-size="14pt" fo:language="en" fo:country="US" fo:font-weight="normal" style:font-size-asian="12pt" style:language-asian="en" style:country-asian="US" style:font-weight-asian="bold" style:font-size-complex="12pt" style:language-complex="en" style:country-complex="US" style:font-weight-complex="600"/>
    </style:style>
    <style:style style:name="T5" style:family="text">
      <style:text-properties fo:color="#000000" loext:opacity="100%" style:font-name="Liberation Sans" fo:font-size="14pt" fo:language="en" fo:country="US" fo:font-style="italic" fo:font-weight="normal" style:font-size-asian="12pt" style:language-asian="en" style:country-asian="US" style:font-weight-asian="bold" style:font-size-complex="12pt" style:language-complex="en" style:country-complex="US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8.184cm" svg:height="24.595cm" svg:x="-0.1cm" svg:y="-0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258cm" svg:height="4.801cm" svg:x="32.108cm" svg:y="3.598cm">
          <text:p text:style-name="P2"><text:span text:style-name="T1">Mail Ser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5.258cm" svg:height="4.808cm" svg:x="0.536cm" svg:y="3.591cm">
          <text:p text:style-name="P2"><text:span text:style-name="T1">Mail Ser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7.631cm" svg:height="0.854cm" svg:x="15.161cm" svg:y="6.215cm">
          <text:list text:style-name="L3">
            <text:list-header>
              <text:p text:style-name="P4"><text:span text:style-name="T1">3. Placeholder message transfer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" draw:text-style-name="P7" draw:layer="layout" svg:width="5.258cm" svg:height="1.601cm" svg:x="0.544cm" svg:y="15.382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draw:glue-point draw:id="8" svg:x="4.958cm" svg:y="1.42cm"/>
          <draw:glue-point draw:id="9" svg:x="4.958cm" svg:y="-1.683cm"/>
          <draw:glue-point draw:id="10" svg:x="5.024cm" svg:y="3.084cm"/>
          <draw:glue-point draw:id="11" svg:x="5.024cm" svg:y="3.819cm"/>
          <draw:glue-point draw:id="12" svg:x="5.024cm" svg:y="-2.795cm"/>
          <draw:glue-point draw:id="13" svg:x="5.024cm" svg:y="2.349cm"/>
          <draw:glue-point draw:id="14" svg:x="5.024cm" svg:y="-2.06cm"/>
          <draw:glue-point draw:id="15" svg:x="5.024cm" svg:y="-1.325cm"/>
          <text:p text:style-name="P6"><text:span text:style-name="T1">aMU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8" draw:layer="layout" svg:width="5.258cm" svg:height="1.601cm" svg:x="32.114cm" svg:y="15.379cm">
          <draw:glue-point draw:id="4" svg:x="-2.517cm" svg:y="-5.003cm"/>
          <draw:glue-point draw:id="5" svg:x="-2.43cm" svg:y="5.081cm"/>
          <draw:glue-point draw:id="6" svg:x="-5.006cm" svg:y="2.508cm"/>
          <draw:glue-point draw:id="7" svg:x="0.663cm" svg:y="-4.91cm"/>
          <draw:glue-point draw:id="8" svg:x="-0.785cm" svg:y="-4.91cm"/>
          <draw:glue-point draw:id="9" svg:x="-5.009cm" svg:y="-1.819cm"/>
          <text:p text:style-name="P6"><text:span text:style-name="T1">rMU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0" draw:layer="layout" svg:width="5.815cm" svg:height="1.447cm" svg:x="1.655cm" svg:y="11.295cm">
          <text:list text:style-name="L3">
            <text:list-item>
              <text:p text:style-name="P9"><text:span text:style-name="T2">2. P</text:span><text:span text:style-name="T1">laceholder message</text:span></text:p>
            </text:list-item>
            <text:list-item>
              <text:p text:style-name="P9"><text:span text:style-name="T1">submission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8" draw:text-style-name="P12" draw:layer="layout" svg:width="5.258cm" svg:height="6.166cm" svg:x="11.119cm" svg:y="10.739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draw:glue-point draw:id="8" svg:x="-3.34cm" svg:y="-0.873cm" draw:align="center"/>
          <draw:glue-point draw:id="9" svg:x="-5.019cm" svg:y="2.454cm"/>
          <draw:glue-point draw:id="10" svg:x="-5.019cm" svg:y="1.42cm"/>
          <draw:glue-point draw:id="11" svg:x="-5.019cm" svg:y="1.075cm"/>
          <draw:glue-point draw:id="12" svg:x="-5.019cm" svg:y="-1.683cm"/>
          <draw:glue-point draw:id="13" svg:x="-4.671cm" svg:y="-1.105cm"/>
          <text:p text:style-name="P11"><text:span text:style-name="T3">Mailbox Ser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4" xml:id="id1" draw:id="id1" draw:layer="layout" svg:width="1.702cm" svg:height="0.61cm" svg:x="12.961cm" svg:y="15.891cm">
          <draw:glue-point draw:id="4" svg:x="-5.021cm" svg:y="-3.729cm"/>
          <draw:glue-point draw:id="5" svg:x="-5.021cm" svg:y="2.332cm"/>
          <draw:glue-point draw:id="6" svg:x="-5.021cm" svg:y="-2.726cm"/>
          <draw:glue-point draw:id="7" svg:x="-5.021cm" svg:y="-1.211cm"/>
          <draw:glue-point draw:id="8" svg:x="-5.021cm" svg:y="-1.968cm"/>
          <draw:glue-point draw:id="9" svg:x="5.025cm" svg:y="-2.5cm"/>
          <draw:glue-point draw:id="10" svg:x="-5.027cm" svg:y="3.97cm"/>
          <text:list text:style-name="L3">
            <text:list-header>
              <text:p text:style-name="P13"><text:span text:style-name="T1">aMRS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6" draw:layer="layout" svg:width="4.953cm" svg:height="1.479cm" svg:x="0.69cm" svg:y="4.313cm">
          <text:list text:style-name="L3">
            <text:list-header>
              <text:p text:style-name="P13"><text:span text:style-name="T1">Email Address</text:span></text:p>
              <text:p text:style-name="P15"><text:span text:style-name="T4">alice@foo.co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6" draw:layer="layout" svg:width="4.953cm" svg:height="1.479cm" svg:x="32.262cm" svg:y="4.313cm">
          <text:list text:style-name="L3">
            <text:list-header>
              <text:p text:style-name="P13"><text:span text:style-name="T1">Email Address</text:span></text:p>
              <text:p text:style-name="P15"><text:span text:style-name="T4">bob@bar.co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5" draw:layer="layout" svg:width="5.412cm" svg:height="0.854cm" svg:x="16.259cm" svg:y="13.437cm">
          <text:list text:style-name="L3">
            <text:list-header>
              <text:p text:style-name="P4"><text:span text:style-name="T1">5. </text:span><text:span text:style-name="T3">GET </text:span><text:span text:style-name="T1">mail resource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3" draw:text-style-name="P5" draw:layer="layout" svg:width="5.755cm" svg:height="2.04cm" svg:x="5.429cm" svg:y="13.316cm">
          <text:list text:style-name="L3">
            <text:list-header>
              <text:p text:style-name="P4"><text:span text:style-name="T1">1. </text:span><text:span text:style-name="T3">POST</text:span><text:span text:style-name="T1"> mail resources</text:span></text:p>
            </text:list-header>
            <text:list-item>
              <text:p text:style-name="P4"><text:span text:style-name="T1"><text:s/></text:span><text:span text:style-name="T1">return</text:span></text:p>
            </text:list-item>
            <text:list-item>
              <text:p text:style-name="P4"><text:span text:style-name="T1">placeholder message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4" draw:text-style-name="P5" draw:layer="layout" svg:width="5.425cm" svg:height="0.854cm" svg:x="26.757cm" svg:y="15.034cm">
          <text:list text:style-name="L3">
            <text:list-header>
              <text:p text:style-name="P4"><text:span text:style-name="T1">6. </text:span><text:span text:style-name="T3">GET</text:span><text:span text:style-name="T1"> mail resource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5" draw:text-style-name="P17" draw:layer="layout" svg:width="5.258cm" svg:height="6.166cm" svg:x="21.535cm" svg:y="10.739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p text:style-name="P9"><text:span text:style-name="T1">Mailbox Ser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5" draw:layer="layout" svg:width="5.815cm" svg:height="1.447cm" svg:x="28.561cm" svg:y="12.83cm">
          <text:list text:style-name="L3">
            <text:list-header>
              <text:p text:style-name="P4"><text:span text:style-name="T1">4. Placeholder message</text:span></text:p>
            </text:list-header>
            <text:list-item>
              <text:p text:style-name="P4"><text:span text:style-name="T1">delivery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7" draw:text-style-name="P14" xml:id="id2" draw:id="id2" draw:layer="layout" svg:width="1.702cm" svg:height="0.61cm" svg:x="23.296cm" svg:y="15.891cm">
          <draw:glue-point draw:id="4" svg:x="-5.021cm" svg:y="-2.714cm"/>
          <draw:glue-point draw:id="5" svg:x="-5.021cm" svg:y="2.589cm"/>
          <draw:glue-point draw:id="6" svg:x="5.019cm" svg:y="2.434cm"/>
          <draw:glue-point draw:id="7" svg:x="5.019cm" svg:y="-3.627cm"/>
          <draw:glue-point draw:id="8" svg:x="4.979cm" svg:y="1.184cm"/>
          <text:list text:style-name="L3">
            <text:list-header>
              <text:p text:style-name="P13"><text:span text:style-name="T1">rMRS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8" draw:text-style-name="P18" draw:layer="layout" draw:type="line" svg:x1="14.663cm" svg:y1="16.044cm" svg:x2="23.296cm" svg:y2="16.353cm" draw:start-shape="id1" draw:start-glue-point="9" draw:end-shape="id2" draw:end-glue-point="5" svg:d="M14663 16044l8633 309" svg:viewBox="0 0 8634 310">
          <text:p/>
        </draw:connector>
        <draw:connector draw:style-name="gr19" draw:text-style-name="P18" draw:layer="layout" draw:type="line" svg:x1="24.998cm" svg:y1="16.196cm" svg:x2="32.267cm" svg:y2="16.344cm" draw:start-shape="id2" draw:start-glue-point="1" draw:end-shape="id3" draw:end-glue-point="7" svg:d="M24998 16196l7269 148" svg:viewBox="0 0 7270 149">
          <text:p/>
        </draw:connector>
        <draw:connector draw:style-name="gr20" draw:text-style-name="P18" draw:layer="layout" draw:type="line" svg:x1="21.662cm" svg:y1="14.357cm" svg:x2="14.663cm" svg:y2="16.044cm" draw:start-shape="id4" draw:start-glue-point="3" draw:end-shape="id1" draw:end-glue-point="9" svg:d="M21662 14357l-6999 1687" svg:viewBox="0 0 7000 1688">
          <text:p/>
        </draw:connector>
        <draw:custom-shape draw:style-name="gr21" draw:text-style-name="P19" draw:layer="layout" svg:width="9.436cm" svg:height="1.334cm" svg:x="14.166cm" svg:y="8.141cm">
          <text:p/>
          <draw:enhanced-geometry svg:viewBox="0 0 21600 21600" draw:mirror-horizontal="false" draw:mirror-vertical="false" draw:text-areas="?f7 ?f0 21600 ?f2" draw:type="left-arrow" draw:modifiers="3341.73995973297 5242.24719101124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5" draw:layer="layout" svg:width="4.905cm" svg:height="0.854cm" svg:x="16.753cm" svg:y="8.378cm">
          <text:list text:style-name="L3">
            <text:list-item>
              <text:p text:style-name="P9"><text:span text:style-name="T1">Identity Propagation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3" draw:text-style-name="P20" draw:layer="layout" svg:width="9.423cm" svg:height="1.346cm" svg:x="14.254cm" svg:y="4.629cm">
          <text:p/>
          <draw:enhanced-geometry svg:viewBox="0 0 21600 21600" draw:text-areas="0 ?f0 ?f5 ?f2" draw:type="right-arrow" draw:modifiers="18058.8285229202 5227.6169265033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" draw:text-style-name="P5" draw:layer="layout" svg:width="4.905cm" svg:height="0.854cm" svg:x="16.597cm" svg:y="4.843cm">
          <text:list text:style-name="L3">
            <text:list-header>
              <text:p text:style-name="P4"><text:span text:style-name="T1">Identity Propagation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5" draw:text-style-name="P5" draw:layer="layout" svg:width="8.224cm" svg:height="0.854cm" svg:x="28.451cm" svg:y="19.714cm">
          <text:list text:style-name="L3">
            <text:list-header>
              <text:p text:style-name="P4"><text:span text:style-name="T1">Resource Handling Agent</text:span><text:span text:style-name="T1"><text:tab/></text:span><text:span text:style-name="T1">(RHA)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26" draw:text-style-name="P21" draw:layer="layout" draw:type="line" svg:x1="32.267cm" svg:y1="16.045cm" svg:x2="24.998cm" svg:y2="16.196cm" draw:start-shape="id3" draw:start-glue-point="6" draw:end-shape="id2" draw:end-glue-point="1" svg:d="M32267 16045l-7269 151" svg:viewBox="0 0 7270 152">
          <text:p/>
        </draw:connector>
        <draw:custom-shape draw:style-name="gr27" draw:text-style-name="P22" xml:id="id4" draw:id="id4" draw:layer="layout" svg:width="1.702cm" svg:height="0.61cm" svg:x="21.662cm" svg:y="14.052cm">
          <text:list text:style-name="L3">
            <text:list-item>
              <text:p text:style-name="P2"><text:span text:style-name="T1">RFA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5" draw:layer="layout" svg:width="8.253cm" svg:height="0.854cm" svg:x="13.651cm" svg:y="19.708cm">
          <text:list text:style-name="L3">
            <text:list-item>
              <text:p text:style-name="P9"><text:span text:style-name="T1">Message Submission Agent</text:span><text:span text:style-name="T1"><text:tab/></text:span><text:span text:style-name="T1">(MSA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9" draw:text-style-name="P5" draw:layer="layout" svg:width="8.279cm" svg:height="0.854cm" svg:x="13.666cm" svg:y="19.039cm">
          <text:list text:style-name="L3">
            <text:list-item>
              <text:p text:style-name="P9"><text:span text:style-name="T1">Mail User Agent</text:span><text:span text:style-name="T1"><text:tab/></text:span><text:span text:style-name="T1"><text:tab/></text:span><text:span text:style-name="T1"><text:tab/></text:span><text:span text:style-name="T1">(MUA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0" draw:text-style-name="P23" xml:id="id6" draw:id="id6" draw:layer="layout" svg:width="1.702cm" svg:height="0.61cm" svg:x="0.667cm" svg:y="6.835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draw:glue-point draw:id="8" svg:x="0.663cm" svg:y="-5.086cm"/>
          <draw:glue-point draw:id="9" svg:x="-0.785cm" svg:y="-5.086cm"/>
          <text:p text:style-name="P6"><text:span text:style-name="T1">hMS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23" xml:id="id11" draw:id="id11" draw:layer="layout" svg:width="1.702cm" svg:height="0.61cm" svg:x="3.922cm" svg:y="6.821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draw:glue-point draw:id="8" svg:x="0.663cm" svg:y="-5.086cm"/>
          <draw:glue-point draw:id="9" svg:x="-0.785cm" svg:y="-5.086cm"/>
          <text:p text:style-name="P6"><text:span text:style-name="T1">M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2" draw:text-style-name="P21" draw:layer="layout" draw:type="line" svg:x1="1.518cm" svg:y1="15.887cm" svg:x2="1.518cm" svg:y2="7.445cm" draw:start-shape="id5" draw:start-glue-point="0" draw:end-shape="id6" draw:end-glue-point="2" svg:d="M1518 15887v-8442" svg:viewBox="0 0 1 8443">
          <text:p/>
        </draw:connector>
        <draw:custom-shape draw:style-name="gr33" draw:text-style-name="P22" xml:id="id8" draw:id="id8" draw:layer="layout" svg:width="1.702cm" svg:height="0.61cm" svg:x="24.947cm" svg:y="14.06cm">
          <text:list text:style-name="L3">
            <text:list-item>
              <text:p text:style-name="P2"><text:span text:style-name="T1">rMDA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24" draw:layer="layout" svg:width="0.762cm" svg:height="0.727cm" svg:x="1.215cm" svg:y="19.3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5" draw:layer="layout" svg:width="0.762cm" svg:height="0.728cm" svg:x="1.215cm" svg:y="20.211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27" draw:layer="layout" svg:width="7.961cm" svg:height="0.854cm" svg:x="2.114cm" svg:y="19.24cm">
          <text:list text:style-name="L3">
            <text:list-item>
              <text:p text:style-name="P26"><text:span text:style-name="T2">Message Handling Service (MHS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7" draw:text-style-name="P27" draw:layer="layout" svg:width="8.016cm" svg:height="0.854cm" svg:x="2.114cm" svg:y="20.162cm">
          <text:list text:style-name="L3">
            <text:list-item>
              <text:p text:style-name="P26"><text:span text:style-name="T2">Resource Handling Service (RHS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8" draw:text-style-name="P29" draw:layer="layout" svg:width="1.713cm" svg:height="0.854cm" svg:x="12.907cm" svg:y="9.821cm">
          <text:list text:style-name="L3">
            <text:list-header>
              <text:p text:style-name="P28"><text:span text:style-name="T1">origin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9" draw:text-style-name="P29" draw:layer="layout" svg:width="2.894cm" svg:height="0.854cm" svg:x="22.719cm" svg:y="9.821cm">
          <text:list text:style-name="L3">
            <text:list-header>
              <text:p text:style-name="P28"><text:span text:style-name="T1">destination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0" draw:text-style-name="P5" draw:layer="layout" svg:width="8.19cm" svg:height="0.854cm" svg:x="13.651cm" svg:y="20.358cm">
          <text:list text:style-name="L3">
            <text:list-item>
              <text:p text:style-name="P9"><text:span text:style-name="T1">Message Transfer Agent</text:span><text:span text:style-name="T1"><text:tab/></text:span><text:span text:style-name="T1">(MTA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41" draw:text-style-name="P21" draw:layer="layout" draw:type="line" svg:x1="5.672cm" svg:y1="16.043cm" svg:x2="12.961cm" svg:y2="16.196cm" draw:start-shape="id7" draw:start-glue-point="11" draw:end-shape="id1" draw:end-glue-point="3" svg:d="M5672 16043l7289 153" svg:viewBox="0 0 7290 154">
          <text:p/>
        </draw:connector>
        <draw:connector draw:style-name="gr42" draw:text-style-name="P21" draw:layer="layout" draw:type="line" svg:x1="12.961cm" svg:y1="16.196cm" svg:x2="5.672cm" svg:y2="16.332cm" draw:start-shape="id1" draw:start-glue-point="3" draw:end-shape="id7" draw:end-glue-point="10" svg:d="M12961 16196l-7289 136" svg:viewBox="0 0 7290 137">
          <text:p/>
        </draw:connector>
        <draw:custom-shape draw:style-name="gr43" draw:text-style-name="P14" draw:layer="layout" svg:width="4.953cm" svg:height="1.48cm" svg:x="11.264cm" svg:y="11.576cm">
          <draw:glue-point draw:id="4" svg:x="-5.021cm" svg:y="-3.729cm"/>
          <draw:glue-point draw:id="5" svg:x="-5.021cm" svg:y="2.332cm"/>
          <draw:glue-point draw:id="6" svg:x="-5.021cm" svg:y="-2.726cm"/>
          <draw:glue-point draw:id="7" svg:x="-5.021cm" svg:y="-1.211cm"/>
          <draw:glue-point draw:id="8" svg:x="-5.021cm" svg:y="-1.968cm"/>
          <draw:glue-point draw:id="9" svg:x="5.025cm" svg:y="-2.5cm"/>
          <draw:glue-point draw:id="10" svg:x="-5.027cm" svg:y="3.97cm"/>
          <text:list text:style-name="L3">
            <text:list-header>
              <text:p text:style-name="P13"><text:span text:style-name="T1">Mailbox URL</text:span></text:p>
            </text:list-header>
            <text:list-item>
              <text:p text:style-name="P13"><text:span text:style-name="T1">https://foo.com/mbx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14" draw:layer="layout" svg:width="4.928cm" svg:height="1.48cm" svg:x="21.689cm" svg:y="11.576cm">
          <draw:glue-point draw:id="4" svg:x="-5.021cm" svg:y="-2.714cm"/>
          <draw:glue-point draw:id="5" svg:x="-5.021cm" svg:y="2.589cm"/>
          <draw:glue-point draw:id="6" svg:x="5.019cm" svg:y="2.434cm"/>
          <draw:glue-point draw:id="7" svg:x="5.019cm" svg:y="-3.627cm"/>
          <draw:glue-point draw:id="8" svg:x="4.979cm" svg:y="1.184cm"/>
          <text:list text:style-name="L3">
            <text:list-header>
              <text:p text:style-name="P13"><text:span text:style-name="T1">Mailbox URL</text:span></text:p>
            </text:list-header>
            <text:list-item>
              <text:p text:style-name="P13"><text:span text:style-name="T1">https://bar.com/mbx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31" xml:id="id9" draw:id="id9" draw:layer="layout" svg:width="0.711cm" svg:height="2.184cm" svg:x="23.801cm" svg:y="13.261cm">
          <text:list text:style-name="L3">
            <text:list-item>
              <text:p text:style-name="P30"><text:span text:style-name="T1">Q</text:span></text:p>
            </text:list-item>
            <text:list-item>
              <text:p text:style-name="P30"><text:span text:style-name="T1">u</text:span></text:p>
            </text:list-item>
            <text:list-item>
              <text:p text:style-name="P30"><text:span text:style-name="T1">e</text:span></text:p>
            </text:list-item>
            <text:list-item>
              <text:p text:style-name="P30"><text:span text:style-name="T1">u</text:span></text:p>
            </text:list-item>
            <text:list-item>
              <text:p text:style-name="P30"><text:span text:style-name="T1">e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6" draw:text-style-name="P21" draw:layer="layout" draw:type="line" svg:x1="24.947cm" svg:y1="14.365cm" svg:x2="24.512cm" svg:y2="14.353cm" draw:start-shape="id8" draw:start-glue-point="3" draw:end-shape="id9" draw:end-glue-point="1" svg:d="M24947 14365l-435-12" svg:viewBox="0 0 436 13">
          <text:p/>
        </draw:connector>
        <draw:connector draw:style-name="gr46" draw:text-style-name="P21" draw:layer="layout" draw:type="line" svg:x1="23.801cm" svg:y1="14.353cm" svg:x2="23.364cm" svg:y2="14.357cm" draw:start-shape="id9" draw:start-glue-point="3" draw:end-shape="id4" draw:end-glue-point="1" svg:d="M23801 14353l-437 4" svg:viewBox="0 0 438 5">
          <text:p/>
        </draw:connector>
        <draw:custom-shape draw:style-name="gr47" draw:text-style-name="P32" xml:id="id10" draw:id="id10" draw:layer="layout" svg:width="0.711cm" svg:height="2.184cm" svg:x="2.776cm" svg:y="6.046cm">
          <text:list text:style-name="L3">
            <text:list-item>
              <text:p text:style-name="P30"><text:span text:style-name="T1">Q</text:span></text:p>
            </text:list-item>
            <text:list-item>
              <text:p text:style-name="P30"><text:span text:style-name="T1">u</text:span></text:p>
            </text:list-item>
            <text:list-item>
              <text:p text:style-name="P30"><text:span text:style-name="T1">e</text:span></text:p>
            </text:list-item>
            <text:list-item>
              <text:p text:style-name="P30"><text:span text:style-name="T1">u</text:span></text:p>
            </text:list-item>
            <text:list-item>
              <text:p text:style-name="P30"><text:span text:style-name="T1">e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6" draw:text-style-name="P21" draw:layer="layout" draw:type="line" svg:x1="2.369cm" svg:y1="7.14cm" svg:x2="2.776cm" svg:y2="7.138cm" draw:start-shape="id6" draw:start-glue-point="1" draw:end-shape="id10" draw:end-glue-point="3" svg:d="M2369 7140l407-2" svg:viewBox="0 0 408 3">
          <text:p/>
        </draw:connector>
        <draw:connector draw:style-name="gr46" draw:text-style-name="P21" draw:layer="layout" draw:type="line" svg:x1="3.487cm" svg:y1="7.138cm" svg:x2="3.922cm" svg:y2="7.126cm" draw:start-shape="id10" draw:start-glue-point="1" draw:end-shape="id11" draw:end-glue-point="3" svg:d="M3487 7138l435-12" svg:viewBox="0 0 436 13">
          <text:p/>
        </draw:connector>
        <draw:custom-shape draw:style-name="gr48" draw:text-style-name="P23" xml:id="id12" draw:id="id12" draw:layer="layout" svg:width="1.702cm" svg:height="0.61cm" svg:x="32.245cm" svg:y="6.835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draw:glue-point draw:id="8" svg:x="0.663cm" svg:y="-5.086cm"/>
          <draw:glue-point draw:id="9" svg:x="-0.785cm" svg:y="-5.086cm"/>
          <text:p text:style-name="P6"><text:span text:style-name="T1">M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3" xml:id="id14" draw:id="id14" draw:layer="layout" svg:width="1.702cm" svg:height="0.61cm" svg:x="35.511cm" svg:y="6.821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draw:glue-point draw:id="8" svg:x="0.663cm" svg:y="-5.086cm"/>
          <draw:glue-point draw:id="9" svg:x="-0.785cm" svg:y="-5.086cm"/>
          <text:p text:style-name="P6"><text:span text:style-name="T1">hMD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32" xml:id="id13" draw:id="id13" draw:layer="layout" svg:width="0.711cm" svg:height="2.184cm" svg:x="34.354cm" svg:y="6.046cm">
          <text:list text:style-name="L3">
            <text:list-item>
              <text:p text:style-name="P30"><text:span text:style-name="T1">Q</text:span></text:p>
            </text:list-item>
            <text:list-item>
              <text:p text:style-name="P30"><text:span text:style-name="T1">u</text:span></text:p>
            </text:list-item>
            <text:list-item>
              <text:p text:style-name="P30"><text:span text:style-name="T1">e</text:span></text:p>
            </text:list-item>
            <text:list-item>
              <text:p text:style-name="P30"><text:span text:style-name="T1">u</text:span></text:p>
            </text:list-item>
            <text:list-item>
              <text:p text:style-name="P30"><text:span text:style-name="T1">e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6" draw:text-style-name="P21" draw:layer="layout" draw:type="line" svg:x1="33.947cm" svg:y1="7.14cm" svg:x2="34.354cm" svg:y2="7.138cm" draw:start-shape="id12" draw:start-glue-point="1" draw:end-shape="id13" draw:end-glue-point="3" svg:d="M33947 7140l407-2" svg:viewBox="0 0 408 3">
          <text:p/>
        </draw:connector>
        <draw:connector draw:style-name="gr46" draw:text-style-name="P21" draw:layer="layout" draw:type="line" svg:x1="35.065cm" svg:y1="7.138cm" svg:x2="35.511cm" svg:y2="7.126cm" draw:start-shape="id13" draw:start-glue-point="1" draw:end-shape="id14" draw:end-glue-point="3" svg:d="M35065 7138l446-12" svg:viewBox="0 0 447 13">
          <text:p/>
        </draw:connector>
        <draw:connector draw:style-name="gr42" draw:text-style-name="P21" draw:layer="layout" draw:type="line" svg:x1="5.624cm" svg:y1="7.126cm" svg:x2="32.245cm" svg:y2="7.14cm" draw:start-shape="id11" draw:start-glue-point="1" draw:end-shape="id12" draw:end-glue-point="3" svg:d="M5624 7126l26621 14" svg:viewBox="0 0 26622 15">
          <text:p/>
        </draw:connector>
        <draw:custom-shape draw:style-name="gr51" draw:text-style-name="P33" xml:id="id5" draw:id="id5" draw:layer="layout" svg:width="1.702cm" svg:height="0.61cm" svg:x="0.667cm" svg:y="15.887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draw:glue-point draw:id="8" svg:x="0.663cm" svg:y="-5.086cm"/>
          <draw:glue-point draw:id="9" svg:x="-0.785cm" svg:y="-5.086cm"/>
          <text:p text:style-name="P6"><text:span text:style-name="T1">aMS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33" xml:id="id7" draw:id="id7" draw:layer="layout" svg:width="1.702cm" svg:height="0.61cm" svg:x="3.973cm" svg:y="15.891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draw:glue-point draw:id="8" svg:x="0.663cm" svg:y="-5.086cm"/>
          <draw:glue-point draw:id="9" svg:x="-0.785cm" svg:y="-5.086cm"/>
          <draw:glue-point draw:id="10" svg:x="4.985cm" svg:y="2.245cm"/>
          <draw:glue-point draw:id="11" svg:x="4.985cm" svg:y="-2.524cm"/>
          <text:p text:style-name="P6"><text:span text:style-name="T1">aRH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2" draw:text-style-name="P21" draw:layer="layout" svg:x1="36.362cm" svg:y1="7.431cm" svg:x2="26.649cm" svg:y2="14.365cm" draw:start-shape="id14" draw:start-glue-point="2" draw:end-shape="id8" draw:end-glue-point="1" svg:d="M36362 7431v6934h-9713" svg:viewBox="0 0 9714 6935">
          <text:p/>
        </draw:connector>
        <draw:custom-shape draw:style-name="gr53" draw:text-style-name="P33" xml:id="id3" draw:id="id3" draw:layer="layout" svg:width="1.702cm" svg:height="0.61cm" svg:x="32.267cm" svg:y="15.887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draw:glue-point draw:id="8" svg:x="0.663cm" svg:y="-5.086cm"/>
          <draw:glue-point draw:id="9" svg:x="-0.785cm" svg:y="-5.086cm"/>
          <draw:glue-point draw:id="10" svg:x="4.985cm" svg:y="2.245cm"/>
          <draw:glue-point draw:id="11" svg:x="4.985cm" svg:y="-2.524cm"/>
          <text:p text:style-name="P6"><text:span text:style-name="T1">rRH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" draw:text-style-name="P5" draw:layer="layout" svg:width="10.548cm" svg:height="0.854cm" svg:x="13.666cm" svg:y="18.34cm">
          <text:list text:style-name="L3">
            <text:list-item>
              <text:p text:style-name="P26"><text:span text:style-name="T2">Administrative Management Domain <text:s/>(ADMD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5" draw:text-style-name="P5" draw:layer="layout" svg:width="6.446cm" svg:height="0.854cm" svg:x="2.151cm" svg:y="22.724cm">
          <text:list text:style-name="L3">
            <text:list-item>
              <text:p text:style-name="P9"><text:span text:style-name="T2">h – MHS-focused function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6" draw:text-style-name="P5" draw:layer="layout" svg:width="7.106cm" svg:height="0.854cm" svg:x="2.166cm" svg:y="22.055cm">
          <text:list text:style-name="L3">
            <text:list-item>
              <text:p text:style-name="P9"><text:span text:style-name="T2">r – recipient-focused function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7" draw:text-style-name="P5" draw:layer="layout" svg:width="6.75cm" svg:height="0.854cm" svg:x="2.166cm" svg:y="21.356cm">
          <text:list text:style-name="L3">
            <text:list-header>
              <text:p text:style-name="P4"><text:span text:style-name="T1">a – author-focused function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8" draw:text-style-name="P34" draw:layer="layout" svg:width="5.258cm" svg:height="2.477cm" svg:x="8.144cm" svg:y="0.682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draw:glue-point draw:id="8" svg:x="4.958cm" svg:y="1.42cm"/>
          <draw:glue-point draw:id="9" svg:x="4.958cm" svg:y="-1.683cm"/>
          <draw:glue-point draw:id="10" svg:x="5.024cm" svg:y="3.084cm"/>
          <draw:glue-point draw:id="11" svg:x="5.024cm" svg:y="3.819cm"/>
          <draw:glue-point draw:id="12" svg:x="5.024cm" svg:y="-2.795cm"/>
          <draw:glue-point draw:id="13" svg:x="5.024cm" svg:y="2.349cm"/>
          <draw:glue-point draw:id="14" svg:x="5.024cm" svg:y="-2.06cm"/>
          <draw:glue-point draw:id="15" svg:x="5.024cm" svg:y="-1.325cm"/>
          <text:p text:style-name="P6"><text:span text:style-name="T1">IAM Ser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5" draw:layer="layout" svg:width="8.279cm" svg:height="0.854cm" svg:x="28.467cm" svg:y="18.331cm">
          <text:list text:style-name="L3">
            <text:list-item>
              <text:p text:style-name="P9"><text:span text:style-name="T1">Message Delivery Agent</text:span><text:span text:style-name="T1"><text:tab/></text:span><text:span text:style-name="T1">(MDA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60" draw:text-style-name="P10" draw:layer="layout" svg:width="8.279cm" svg:height="0.854cm" svg:x="28.451cm" svg:y="20.399cm">
          <text:list text:style-name="L3">
            <text:list-item>
              <text:p text:style-name="P9"><text:span text:style-name="T1">Mail Resource Store</text:span><text:span text:style-name="T1"><text:tab/></text:span><text:span text:style-name="T1"><text:tab/></text:span><text:span text:style-name="T1">(MRS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61" draw:text-style-name="P10" draw:layer="layout" svg:width="8.143cm" svg:height="0.854cm" svg:x="28.466cm" svg:y="19.03cm">
          <text:list text:style-name="L3">
            <text:list-item>
              <text:p text:style-name="P9"><text:span text:style-name="T1">Resource Fetch Agent</text:span><text:span text:style-name="T1"><text:tab/></text:span><text:span text:style-name="T1"><text:tab/></text:span><text:span text:style-name="T1">(RFA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62" draw:text-style-name="P34" draw:layer="layout" svg:width="5.258cm" svg:height="2.477cm" svg:x="24.544cm" svg:y="0.682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draw:glue-point draw:id="8" svg:x="4.958cm" svg:y="1.42cm"/>
          <draw:glue-point draw:id="9" svg:x="4.958cm" svg:y="-1.683cm"/>
          <draw:glue-point draw:id="10" svg:x="5.024cm" svg:y="3.084cm"/>
          <draw:glue-point draw:id="11" svg:x="5.024cm" svg:y="3.819cm"/>
          <draw:glue-point draw:id="12" svg:x="5.024cm" svg:y="-2.795cm"/>
          <draw:glue-point draw:id="13" svg:x="5.024cm" svg:y="2.349cm"/>
          <draw:glue-point draw:id="14" svg:x="5.024cm" svg:y="-2.06cm"/>
          <draw:glue-point draw:id="15" svg:x="5.024cm" svg:y="-1.325cm"/>
          <text:p text:style-name="P6"><text:span text:style-name="T1">IAM Ser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35" draw:layer="layout" svg:width="4.953cm" svg:height="1.479cm" svg:x="8.29cm" svg:y="1.513cm">
          <text:list text:style-name="L3">
            <text:list-header>
              <text:p text:style-name="P13"><text:span text:style-name="T1">ADMD</text:span></text:p>
              <text:p text:style-name="P15"><text:span text:style-name="T4">foo.co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35" draw:layer="layout" svg:width="4.953cm" svg:height="1.479cm" svg:x="24.717cm" svg:y="1.513cm">
          <text:list text:style-name="L3">
            <text:list-header>
              <text:p text:style-name="P13"><text:span text:style-name="T1">ADMD</text:span></text:p>
              <text:p text:style-name="P15"><text:span text:style-name="T4">bar.co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36" draw:layer="layout" svg:width="0.762cm" svg:height="0.727cm" svg:x="1.215cm" svg:y="18.378cm">
          <text:p/>
          <draw:enhanced-geometry svg:viewBox="0 0 21600 21600" draw:type="rectangle" draw:enhanced-path="M 0 0 L 21600 0 21600 21600 0 21600 0 0 Z N"/>
        </draw:custom-shape>
        <draw:custom-shape draw:style-name="gr66" draw:text-style-name="P27" draw:layer="layout" svg:width="10.768cm" svg:height="0.854cm" svg:x="2.114cm" svg:y="18.316cm">
          <text:list text:style-name="L3">
            <text:list-item>
              <text:p text:style-name="P26"><text:span text:style-name="T2">Identity &amp; Access Management Service (IAMS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67" draw:text-style-name="P5" draw:layer="layout" svg:width="5.76cm" svg:height="0.854cm" svg:x="16.096cm" svg:y="9.616cm">
          <text:list text:style-name="L3">
            <text:list-header>
              <text:p text:style-name="P4"><text:span text:style-name="T1">Federated Authorization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68" draw:text-style-name="P20" draw:layer="layout" svg:width="6.702cm" svg:height="1.346cm" svg:x="16.975cm" svg:y="1.33cm">
          <text:p/>
          <draw:enhanced-geometry svg:viewBox="0 0 21600 21600" draw:text-areas="0 ?f0 ?f5 ?f2" draw:mirror-horizontal="false" draw:mirror-vertical="false" draw:type="right-arrow" draw:modifiers="16502.1035357303 5869.0423162583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9" draw:text-style-name="P20" draw:layer="layout" svg:width="6.405cm" svg:height="1.346cm" svg:x="14.252cm" svg:y="1.331cm">
          <text:p/>
          <draw:enhanced-geometry svg:viewBox="0 0 21600 21600" draw:text-areas="0 ?f0 ?f5 ?f2" draw:mirror-horizontal="true" draw:mirror-vertical="false" draw:type="right-arrow" draw:modifiers="16420.8554480175 5853.0066815144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0" draw:text-style-name="P5" draw:layer="layout" svg:width="1.611cm" svg:height="0.854cm" svg:x="18.145cm" svg:y="1.544cm">
          <text:list text:style-name="L3">
            <text:list-header>
              <text:p text:style-name="P4"><text:span text:style-name="T1">Tru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  <draw:page draw:name="page2" draw:style-name="dp1" draw:master-page-name="Default">
        <draw:custom-shape draw:style-name="gr71" draw:text-style-name="P37" draw:layer="layout" svg:width="37.735cm" svg:height="24.638cm" svg:x="-0.143cm" svg:y="-0.143cm">
          <text:p/>
          <draw:enhanced-geometry svg:viewBox="0 0 21600 21600" draw:type="rectangle" draw:enhanced-path="M 0 0 L 21600 0 21600 21600 0 21600 0 0 Z N"/>
        </draw:custom-shape>
        <draw:custom-shape draw:style-name="gr72" draw:text-style-name="P3" draw:layer="layout" svg:width="5.258cm" svg:height="4.801cm" svg:x="31.708cm" svg:y="3.598cm">
          <text:p text:style-name="P2"><text:span text:style-name="T1">Mail Ser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3" draw:layer="layout" svg:width="5.258cm" svg:height="4.808cm" svg:x="0.536cm" svg:y="3.591cm">
          <text:p text:style-name="P2"><text:span text:style-name="T1">Mail Ser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4" draw:text-style-name="P5" draw:layer="layout" svg:width="7.631cm" svg:height="0.854cm" svg:x="14.961cm" svg:y="6.215cm">
          <text:list text:style-name="L3">
            <text:list-header>
              <text:p text:style-name="P4"><text:span text:style-name="T1">3. Placeholder message transfer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75" draw:text-style-name="P7" draw:layer="layout" svg:width="5.258cm" svg:height="1.601cm" svg:x="0.544cm" svg:y="15.382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draw:glue-point draw:id="8" svg:x="4.958cm" svg:y="1.42cm"/>
          <draw:glue-point draw:id="9" svg:x="4.958cm" svg:y="-1.683cm"/>
          <draw:glue-point draw:id="10" svg:x="5.024cm" svg:y="3.084cm"/>
          <draw:glue-point draw:id="11" svg:x="5.024cm" svg:y="3.819cm"/>
          <draw:glue-point draw:id="12" svg:x="5.024cm" svg:y="-2.795cm"/>
          <draw:glue-point draw:id="13" svg:x="5.024cm" svg:y="2.349cm"/>
          <draw:glue-point draw:id="14" svg:x="5.024cm" svg:y="-2.06cm"/>
          <draw:glue-point draw:id="15" svg:x="5.024cm" svg:y="-1.325cm"/>
          <text:p text:style-name="P6"><text:span text:style-name="T1">aMU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6" draw:text-style-name="P8" draw:layer="layout" svg:width="5.258cm" svg:height="1.601cm" svg:x="31.714cm" svg:y="15.379cm">
          <draw:glue-point draw:id="4" svg:x="-2.517cm" svg:y="-5.003cm"/>
          <draw:glue-point draw:id="5" svg:x="-2.43cm" svg:y="5.081cm"/>
          <draw:glue-point draw:id="6" svg:x="-5.006cm" svg:y="2.508cm"/>
          <draw:glue-point draw:id="7" svg:x="0.663cm" svg:y="-4.91cm"/>
          <draw:glue-point draw:id="8" svg:x="-0.785cm" svg:y="-4.91cm"/>
          <draw:glue-point draw:id="9" svg:x="-5.009cm" svg:y="-1.819cm"/>
          <text:p text:style-name="P6"><text:span text:style-name="T1">rMU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7" draw:text-style-name="P10" draw:layer="layout" svg:width="5.815cm" svg:height="1.447cm" svg:x="1.655cm" svg:y="11.295cm">
          <text:list text:style-name="L3">
            <text:list-item>
              <text:p text:style-name="P9"><text:span text:style-name="T2">2. P</text:span><text:span text:style-name="T1">laceholder message</text:span></text:p>
            </text:list-item>
            <text:list-item>
              <text:p text:style-name="P9"><text:span text:style-name="T1">submission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78" draw:text-style-name="P12" draw:layer="layout" svg:width="5.258cm" svg:height="6.166cm" svg:x="11.019cm" svg:y="10.739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draw:glue-point draw:id="8" svg:x="-3.34cm" svg:y="-0.873cm" draw:align="center"/>
          <draw:glue-point draw:id="9" svg:x="-5.019cm" svg:y="2.454cm"/>
          <draw:glue-point draw:id="10" svg:x="-5.019cm" svg:y="1.42cm"/>
          <draw:glue-point draw:id="11" svg:x="-5.019cm" svg:y="1.075cm"/>
          <draw:glue-point draw:id="12" svg:x="-5.019cm" svg:y="-1.683cm"/>
          <draw:glue-point draw:id="13" svg:x="-4.671cm" svg:y="-1.105cm"/>
          <text:p text:style-name="P11"><text:span text:style-name="T3">Mailbox Ser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9" draw:text-style-name="P14" xml:id="id15" draw:id="id15" draw:layer="layout" svg:width="1.702cm" svg:height="0.61cm" svg:x="12.861cm" svg:y="15.891cm">
          <draw:glue-point draw:id="4" svg:x="-5.021cm" svg:y="-3.729cm"/>
          <draw:glue-point draw:id="5" svg:x="-5.021cm" svg:y="2.332cm"/>
          <draw:glue-point draw:id="6" svg:x="-5.021cm" svg:y="-2.726cm"/>
          <draw:glue-point draw:id="7" svg:x="-5.021cm" svg:y="-1.211cm"/>
          <draw:glue-point draw:id="8" svg:x="-5.021cm" svg:y="-1.968cm"/>
          <draw:glue-point draw:id="9" svg:x="5.025cm" svg:y="-2.5cm"/>
          <draw:glue-point draw:id="10" svg:x="-5.027cm" svg:y="3.97cm"/>
          <text:list text:style-name="L3">
            <text:list-header>
              <text:p text:style-name="P13"><text:span text:style-name="T1">aMRS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0" draw:text-style-name="P16" draw:layer="layout" svg:width="4.953cm" svg:height="1.479cm" svg:x="0.69cm" svg:y="4.313cm">
          <text:list text:style-name="L3">
            <text:list-header>
              <text:p text:style-name="P13"><text:span text:style-name="T1">Email Address</text:span></text:p>
              <text:p text:style-name="P15"><text:span text:style-name="T4">alice@foo.co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1" draw:text-style-name="P16" draw:layer="layout" svg:width="4.953cm" svg:height="1.479cm" svg:x="31.862cm" svg:y="4.313cm">
          <text:list text:style-name="L3">
            <text:list-header>
              <text:p text:style-name="P13"><text:span text:style-name="T1">Email Address</text:span></text:p>
              <text:p text:style-name="P15"><text:span text:style-name="T4">bob@bar.co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2" draw:text-style-name="P5" draw:layer="layout" svg:width="4.685cm" svg:height="3.819cm" svg:x="16.423cm" svg:y="10.637cm">
          <text:list text:style-name="L3">
            <text:list-header>
              <text:p text:style-name="P4"><text:span text:style-name="T1">5. </text:span><text:span text:style-name="T3">POST</text:span><text:span text:style-name="T1"> </text:span><text:span text:style-name="T5">challenge</text:span></text:p>
            </text:list-header>
            <text:list-item>
              <text:p text:style-name="P4"><text:span text:style-name="T3">return</text:span></text:p>
            </text:list-item>
            <text:list-item>
              <text:p text:style-name="P4"><text:span text:style-name="T3">permission ticket</text:span></text:p>
            </text:list-item>
            <text:list-item>
              <text:p text:style-name="P4"><text:span text:style-name="T3"/></text:p>
            </text:list-item>
            <text:list-item>
              <text:p text:style-name="P4"><text:span text:style-name="T1">6. </text:span><text:span text:style-name="T3">GET</text:span><text:span text:style-name="T1"> </text:span><text:span text:style-name="T5">response</text:span></text:p>
            </text:list-item>
            <text:list-item>
              <text:p text:style-name="P9"><text:span text:style-name="T1">and mail resource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83" draw:text-style-name="P5" draw:layer="layout" svg:width="5.755cm" svg:height="2.04cm" svg:x="5.329cm" svg:y="13.316cm">
          <text:list text:style-name="L3">
            <text:list-header>
              <text:p text:style-name="P4"><text:span text:style-name="T1">1. </text:span><text:span text:style-name="T3">POST</text:span><text:span text:style-name="T1"> mail resources</text:span></text:p>
            </text:list-header>
            <text:list-item>
              <text:p text:style-name="P4"><text:span text:style-name="T1"><text:s/></text:span><text:span text:style-name="T1">return</text:span></text:p>
            </text:list-item>
            <text:list-item>
              <text:p text:style-name="P4"><text:span text:style-name="T1">placeholder message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84" draw:text-style-name="P5" draw:layer="layout" svg:width="5.425cm" svg:height="0.854cm" svg:x="26.401cm" svg:y="15.034cm">
          <text:list text:style-name="L3">
            <text:list-header>
              <text:p text:style-name="P4"><text:span text:style-name="T1">7. </text:span><text:span text:style-name="T3">GET</text:span><text:span text:style-name="T1"> mail resource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85" draw:text-style-name="P17" draw:layer="layout" svg:width="5.258cm" svg:height="6.166cm" svg:x="21.235cm" svg:y="10.739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p text:style-name="P9"><text:span text:style-name="T1">Mailbox Ser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6" draw:text-style-name="P5" draw:layer="layout" svg:width="5.815cm" svg:height="1.447cm" svg:x="27.961cm" svg:y="12.83cm">
          <text:list text:style-name="L3">
            <text:list-header>
              <text:p text:style-name="P4"><text:span text:style-name="T1">4. Placeholder message</text:span></text:p>
            </text:list-header>
            <text:list-item>
              <text:p text:style-name="P4"><text:span text:style-name="T1">delivery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87" draw:text-style-name="P14" xml:id="id16" draw:id="id16" draw:layer="layout" svg:width="1.702cm" svg:height="0.61cm" svg:x="22.996cm" svg:y="15.891cm">
          <draw:glue-point draw:id="4" svg:x="-5.021cm" svg:y="-2.714cm"/>
          <draw:glue-point draw:id="5" svg:x="-5.021cm" svg:y="2.589cm"/>
          <draw:glue-point draw:id="6" svg:x="5.019cm" svg:y="2.434cm"/>
          <draw:glue-point draw:id="7" svg:x="5.019cm" svg:y="-3.627cm"/>
          <draw:glue-point draw:id="8" svg:x="4.979cm" svg:y="1.184cm"/>
          <text:list text:style-name="L3">
            <text:list-header>
              <text:p text:style-name="P13"><text:span text:style-name="T1">rMRS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8" draw:text-style-name="P18" draw:layer="layout" draw:type="line" svg:x1="14.563cm" svg:y1="16.044cm" svg:x2="22.996cm" svg:y2="16.353cm" draw:start-shape="id15" draw:start-glue-point="9" draw:end-shape="id16" draw:end-glue-point="5" svg:d="M14563 16044l8433 309" svg:viewBox="0 0 8434 310">
          <text:p/>
        </draw:connector>
        <draw:connector draw:style-name="gr19" draw:text-style-name="P18" draw:layer="layout" draw:type="line" svg:x1="24.698cm" svg:y1="16.196cm" svg:x2="31.867cm" svg:y2="16.344cm" draw:start-shape="id16" draw:start-glue-point="1" draw:end-shape="id17" draw:end-glue-point="7" svg:d="M24698 16196l7169 148" svg:viewBox="0 0 7170 149">
          <text:p/>
        </draw:connector>
        <draw:connector draw:style-name="gr20" draw:text-style-name="P18" draw:layer="layout" draw:type="line" svg:x1="21.362cm" svg:y1="14.357cm" svg:x2="14.563cm" svg:y2="16.044cm" draw:start-shape="id18" draw:start-glue-point="3" draw:end-shape="id15" draw:end-glue-point="9" svg:d="M21362 14357l-6799 1687" svg:viewBox="0 0 6800 1688">
          <text:p/>
        </draw:connector>
        <draw:custom-shape draw:style-name="gr88" draw:text-style-name="P19" draw:layer="layout" svg:width="9.436cm" svg:height="1.334cm" svg:x="13.866cm" svg:y="8.141cm">
          <text:p/>
          <draw:enhanced-geometry svg:viewBox="0 0 21600 21600" draw:mirror-horizontal="false" draw:mirror-vertical="false" draw:text-areas="?f7 ?f0 21600 ?f2" draw:type="left-arrow" draw:modifiers="3341.73995973297 5242.24719101124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9" draw:text-style-name="P10" draw:layer="layout" svg:width="4.905cm" svg:height="0.854cm" svg:x="16.453cm" svg:y="8.378cm">
          <text:list text:style-name="L3">
            <text:list-item>
              <text:p text:style-name="P9"><text:span text:style-name="T1">Identity Propagation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90" draw:text-style-name="P20" draw:layer="layout" svg:width="9.423cm" svg:height="1.346cm" svg:x="13.954cm" svg:y="4.429cm">
          <text:p/>
          <draw:enhanced-geometry svg:viewBox="0 0 21600 21600" draw:text-areas="0 ?f0 ?f5 ?f2" draw:type="right-arrow" draw:modifiers="18058.8285229202 5227.6169265033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1" draw:text-style-name="P5" draw:layer="layout" svg:width="4.905cm" svg:height="0.854cm" svg:x="16.297cm" svg:y="4.643cm">
          <text:list text:style-name="L3">
            <text:list-header>
              <text:p text:style-name="P4"><text:span text:style-name="T1">Identity Propagation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92" draw:text-style-name="P5" draw:layer="layout" svg:width="8.224cm" svg:height="0.854cm" svg:x="28.251cm" svg:y="19.714cm">
          <text:list text:style-name="L3">
            <text:list-header>
              <text:p text:style-name="P4"><text:span text:style-name="T1">Resource Handling Agent</text:span><text:span text:style-name="T1"><text:tab/></text:span><text:span text:style-name="T1">(RHA)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26" draw:text-style-name="P21" draw:layer="layout" draw:type="line" svg:x1="31.867cm" svg:y1="16.045cm" svg:x2="24.698cm" svg:y2="16.196cm" draw:start-shape="id17" draw:start-glue-point="6" draw:end-shape="id16" draw:end-glue-point="1" svg:d="M31867 16045l-7169 151" svg:viewBox="0 0 7170 152">
          <text:p/>
        </draw:connector>
        <draw:custom-shape draw:style-name="gr93" draw:text-style-name="P22" xml:id="id18" draw:id="id18" draw:layer="layout" svg:width="1.702cm" svg:height="0.61cm" svg:x="21.362cm" svg:y="14.052cm">
          <text:list text:style-name="L3">
            <text:list-item>
              <text:p text:style-name="P2"><text:span text:style-name="T1">RFA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4" draw:text-style-name="P10" draw:layer="layout" svg:width="8.253cm" svg:height="0.854cm" svg:x="13.451cm" svg:y="19.708cm">
          <text:list text:style-name="L3">
            <text:list-item>
              <text:p text:style-name="P9"><text:span text:style-name="T1">Message Submission Agent</text:span><text:span text:style-name="T1"><text:tab/></text:span><text:span text:style-name="T1">(MSA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95" draw:text-style-name="P10" draw:layer="layout" svg:width="8.279cm" svg:height="0.854cm" svg:x="13.466cm" svg:y="19.039cm">
          <text:list text:style-name="L3">
            <text:list-item>
              <text:p text:style-name="P9"><text:span text:style-name="T1">Mail User Agent</text:span><text:span text:style-name="T1"><text:tab/></text:span><text:span text:style-name="T1"><text:tab/></text:span><text:span text:style-name="T1"><text:tab/></text:span><text:span text:style-name="T1">(MUA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96" draw:text-style-name="P23" xml:id="id20" draw:id="id20" draw:layer="layout" svg:width="1.702cm" svg:height="0.61cm" svg:x="0.667cm" svg:y="6.835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draw:glue-point draw:id="8" svg:x="0.663cm" svg:y="-5.086cm"/>
          <draw:glue-point draw:id="9" svg:x="-0.785cm" svg:y="-5.086cm"/>
          <text:p text:style-name="P6"><text:span text:style-name="T1">hMS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7" draw:text-style-name="P23" xml:id="id25" draw:id="id25" draw:layer="layout" svg:width="1.702cm" svg:height="0.61cm" svg:x="3.922cm" svg:y="6.821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draw:glue-point draw:id="8" svg:x="0.663cm" svg:y="-5.086cm"/>
          <draw:glue-point draw:id="9" svg:x="-0.785cm" svg:y="-5.086cm"/>
          <text:p text:style-name="P6"><text:span text:style-name="T1">M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2" draw:text-style-name="P21" draw:layer="layout" draw:type="line" svg:x1="1.518cm" svg:y1="15.887cm" svg:x2="1.518cm" svg:y2="7.445cm" draw:start-shape="id19" draw:start-glue-point="0" draw:end-shape="id20" draw:end-glue-point="2" svg:d="M1518 15887v-8442" svg:viewBox="0 0 1 8443">
          <text:p/>
        </draw:connector>
        <draw:custom-shape draw:style-name="gr98" draw:text-style-name="P22" xml:id="id22" draw:id="id22" draw:layer="layout" svg:width="1.702cm" svg:height="0.61cm" svg:x="24.647cm" svg:y="14.06cm">
          <text:list text:style-name="L3">
            <text:list-item>
              <text:p text:style-name="P2"><text:span text:style-name="T1">rMDA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24" draw:layer="layout" svg:width="0.762cm" svg:height="0.727cm" svg:x="1.015cm" svg:y="19.3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5" draw:layer="layout" svg:width="0.762cm" svg:height="0.728cm" svg:x="1.015cm" svg:y="20.211cm">
          <text:p/>
          <draw:enhanced-geometry svg:viewBox="0 0 21600 21600" draw:type="rectangle" draw:enhanced-path="M 0 0 L 21600 0 21600 21600 0 21600 0 0 Z N"/>
        </draw:custom-shape>
        <draw:custom-shape draw:style-name="gr99" draw:text-style-name="P27" draw:layer="layout" svg:width="7.961cm" svg:height="0.854cm" svg:x="1.914cm" svg:y="19.24cm">
          <text:list text:style-name="L3">
            <text:list-item>
              <text:p text:style-name="P26"><text:span text:style-name="T2">Message Handling Service (MHS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00" draw:text-style-name="P27" draw:layer="layout" svg:width="8.016cm" svg:height="0.854cm" svg:x="1.914cm" svg:y="20.162cm">
          <text:list text:style-name="L3">
            <text:list-item>
              <text:p text:style-name="P26"><text:span text:style-name="T2">Resource Handling Service (RHS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01" draw:text-style-name="P29" draw:layer="layout" svg:width="1.713cm" svg:height="0.854cm" svg:x="12.807cm" svg:y="9.821cm">
          <text:list text:style-name="L3">
            <text:list-header>
              <text:p text:style-name="P28"><text:span text:style-name="T1">origin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02" draw:text-style-name="P29" draw:layer="layout" svg:width="2.894cm" svg:height="0.854cm" svg:x="22.419cm" svg:y="9.821cm">
          <text:list text:style-name="L3">
            <text:list-header>
              <text:p text:style-name="P28"><text:span text:style-name="T1">destination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03" draw:text-style-name="P10" draw:layer="layout" svg:width="8.19cm" svg:height="0.854cm" svg:x="13.451cm" svg:y="20.358cm">
          <text:list text:style-name="L3">
            <text:list-item>
              <text:p text:style-name="P9"><text:span text:style-name="T1">Message Transfer Agent</text:span><text:span text:style-name="T1"><text:tab/></text:span><text:span text:style-name="T1">(MTA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41" draw:text-style-name="P21" draw:layer="layout" draw:type="line" svg:x1="5.672cm" svg:y1="16.043cm" svg:x2="12.861cm" svg:y2="16.196cm" draw:start-shape="id21" draw:start-glue-point="11" draw:end-shape="id15" draw:end-glue-point="3" svg:d="M5672 16043l7189 153" svg:viewBox="0 0 7190 154">
          <text:p/>
        </draw:connector>
        <draw:connector draw:style-name="gr42" draw:text-style-name="P21" draw:layer="layout" draw:type="line" svg:x1="12.861cm" svg:y1="16.196cm" svg:x2="5.672cm" svg:y2="16.332cm" draw:start-shape="id15" draw:start-glue-point="3" draw:end-shape="id21" draw:end-glue-point="10" svg:d="M12861 16196l-7189 136" svg:viewBox="0 0 7190 137">
          <text:p/>
        </draw:connector>
        <draw:custom-shape draw:style-name="gr104" draw:text-style-name="P14" draw:layer="layout" svg:width="4.953cm" svg:height="1.48cm" svg:x="11.164cm" svg:y="11.576cm">
          <draw:glue-point draw:id="4" svg:x="-5.021cm" svg:y="-3.729cm"/>
          <draw:glue-point draw:id="5" svg:x="-5.021cm" svg:y="2.332cm"/>
          <draw:glue-point draw:id="6" svg:x="-5.021cm" svg:y="-2.726cm"/>
          <draw:glue-point draw:id="7" svg:x="-5.021cm" svg:y="-1.211cm"/>
          <draw:glue-point draw:id="8" svg:x="-5.021cm" svg:y="-1.968cm"/>
          <draw:glue-point draw:id="9" svg:x="5.025cm" svg:y="-2.5cm"/>
          <draw:glue-point draw:id="10" svg:x="-5.027cm" svg:y="3.97cm"/>
          <text:list text:style-name="L3">
            <text:list-header>
              <text:p text:style-name="P13"><text:span text:style-name="T1">Mailbox URL</text:span></text:p>
            </text:list-header>
            <text:list-item>
              <text:p text:style-name="P13"><text:span text:style-name="T1">https://foo.com/mbx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5" draw:text-style-name="P14" draw:layer="layout" svg:width="4.928cm" svg:height="1.48cm" svg:x="21.389cm" svg:y="11.576cm">
          <draw:glue-point draw:id="4" svg:x="-5.021cm" svg:y="-2.714cm"/>
          <draw:glue-point draw:id="5" svg:x="-5.021cm" svg:y="2.589cm"/>
          <draw:glue-point draw:id="6" svg:x="5.019cm" svg:y="2.434cm"/>
          <draw:glue-point draw:id="7" svg:x="5.019cm" svg:y="-3.627cm"/>
          <draw:glue-point draw:id="8" svg:x="4.979cm" svg:y="1.184cm"/>
          <text:list text:style-name="L3">
            <text:list-header>
              <text:p text:style-name="P13"><text:span text:style-name="T1">Mailbox URL</text:span></text:p>
            </text:list-header>
            <text:list-item>
              <text:p text:style-name="P13"><text:span text:style-name="T1">https://bar.com/mbx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6" draw:text-style-name="P31" xml:id="id23" draw:id="id23" draw:layer="layout" svg:width="0.711cm" svg:height="2.184cm" svg:x="23.501cm" svg:y="13.261cm">
          <text:list text:style-name="L3">
            <text:list-item>
              <text:p text:style-name="P30"><text:span text:style-name="T1">Q</text:span></text:p>
            </text:list-item>
            <text:list-item>
              <text:p text:style-name="P30"><text:span text:style-name="T1">u</text:span></text:p>
            </text:list-item>
            <text:list-item>
              <text:p text:style-name="P30"><text:span text:style-name="T1">e</text:span></text:p>
            </text:list-item>
            <text:list-item>
              <text:p text:style-name="P30"><text:span text:style-name="T1">u</text:span></text:p>
            </text:list-item>
            <text:list-item>
              <text:p text:style-name="P30"><text:span text:style-name="T1">e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6" draw:text-style-name="P21" draw:layer="layout" draw:type="line" svg:x1="24.647cm" svg:y1="14.365cm" svg:x2="24.212cm" svg:y2="14.353cm" draw:start-shape="id22" draw:start-glue-point="3" draw:end-shape="id23" draw:end-glue-point="1" svg:d="M24647 14365l-435-12" svg:viewBox="0 0 436 13">
          <text:p/>
        </draw:connector>
        <draw:connector draw:style-name="gr46" draw:text-style-name="P21" draw:layer="layout" draw:type="line" svg:x1="23.501cm" svg:y1="14.353cm" svg:x2="23.064cm" svg:y2="14.357cm" draw:start-shape="id23" draw:start-glue-point="3" draw:end-shape="id18" draw:end-glue-point="1" svg:d="M23501 14353l-437 4" svg:viewBox="0 0 438 5">
          <text:p/>
        </draw:connector>
        <draw:custom-shape draw:style-name="gr107" draw:text-style-name="P32" xml:id="id24" draw:id="id24" draw:layer="layout" svg:width="0.711cm" svg:height="2.184cm" svg:x="2.776cm" svg:y="6.046cm">
          <text:list text:style-name="L3">
            <text:list-item>
              <text:p text:style-name="P30"><text:span text:style-name="T1">Q</text:span></text:p>
            </text:list-item>
            <text:list-item>
              <text:p text:style-name="P30"><text:span text:style-name="T1">u</text:span></text:p>
            </text:list-item>
            <text:list-item>
              <text:p text:style-name="P30"><text:span text:style-name="T1">e</text:span></text:p>
            </text:list-item>
            <text:list-item>
              <text:p text:style-name="P30"><text:span text:style-name="T1">u</text:span></text:p>
            </text:list-item>
            <text:list-item>
              <text:p text:style-name="P30"><text:span text:style-name="T1">e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6" draw:text-style-name="P21" draw:layer="layout" draw:type="line" svg:x1="2.369cm" svg:y1="7.14cm" svg:x2="2.776cm" svg:y2="7.138cm" draw:start-shape="id20" draw:start-glue-point="1" draw:end-shape="id24" draw:end-glue-point="3" svg:d="M2369 7140l407-2" svg:viewBox="0 0 408 3">
          <text:p/>
        </draw:connector>
        <draw:connector draw:style-name="gr46" draw:text-style-name="P21" draw:layer="layout" draw:type="line" svg:x1="3.487cm" svg:y1="7.138cm" svg:x2="3.922cm" svg:y2="7.126cm" draw:start-shape="id24" draw:start-glue-point="1" draw:end-shape="id25" draw:end-glue-point="3" svg:d="M3487 7138l435-12" svg:viewBox="0 0 436 13">
          <text:p/>
        </draw:connector>
        <draw:custom-shape draw:style-name="gr108" draw:text-style-name="P23" xml:id="id26" draw:id="id26" draw:layer="layout" svg:width="1.702cm" svg:height="0.61cm" svg:x="31.845cm" svg:y="6.835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draw:glue-point draw:id="8" svg:x="0.663cm" svg:y="-5.086cm"/>
          <draw:glue-point draw:id="9" svg:x="-0.785cm" svg:y="-5.086cm"/>
          <text:p text:style-name="P6"><text:span text:style-name="T1">M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9" draw:text-style-name="P23" xml:id="id28" draw:id="id28" draw:layer="layout" svg:width="1.702cm" svg:height="0.61cm" svg:x="35.111cm" svg:y="6.821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draw:glue-point draw:id="8" svg:x="0.663cm" svg:y="-5.086cm"/>
          <draw:glue-point draw:id="9" svg:x="-0.785cm" svg:y="-5.086cm"/>
          <text:p text:style-name="P6"><text:span text:style-name="T1">hMD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0" draw:text-style-name="P32" xml:id="id27" draw:id="id27" draw:layer="layout" svg:width="0.711cm" svg:height="2.184cm" svg:x="33.954cm" svg:y="6.046cm">
          <text:list text:style-name="L3">
            <text:list-item>
              <text:p text:style-name="P30"><text:span text:style-name="T1">Q</text:span></text:p>
            </text:list-item>
            <text:list-item>
              <text:p text:style-name="P30"><text:span text:style-name="T1">u</text:span></text:p>
            </text:list-item>
            <text:list-item>
              <text:p text:style-name="P30"><text:span text:style-name="T1">e</text:span></text:p>
            </text:list-item>
            <text:list-item>
              <text:p text:style-name="P30"><text:span text:style-name="T1">u</text:span></text:p>
            </text:list-item>
            <text:list-item>
              <text:p text:style-name="P30"><text:span text:style-name="T1">e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6" draw:text-style-name="P21" draw:layer="layout" draw:type="line" svg:x1="33.547cm" svg:y1="7.14cm" svg:x2="33.954cm" svg:y2="7.138cm" draw:start-shape="id26" draw:start-glue-point="1" draw:end-shape="id27" draw:end-glue-point="3" svg:d="M33547 7140l407-2" svg:viewBox="0 0 408 3">
          <text:p/>
        </draw:connector>
        <draw:connector draw:style-name="gr46" draw:text-style-name="P21" draw:layer="layout" draw:type="line" svg:x1="34.665cm" svg:y1="7.138cm" svg:x2="35.111cm" svg:y2="7.126cm" draw:start-shape="id27" draw:start-glue-point="1" draw:end-shape="id28" draw:end-glue-point="3" svg:d="M34665 7138l446-12" svg:viewBox="0 0 447 13">
          <text:p/>
        </draw:connector>
        <draw:connector draw:style-name="gr42" draw:text-style-name="P21" draw:layer="layout" draw:type="line" svg:x1="5.624cm" svg:y1="7.126cm" svg:x2="31.845cm" svg:y2="7.14cm" draw:start-shape="id25" draw:start-glue-point="1" draw:end-shape="id26" draw:end-glue-point="3" svg:d="M5624 7126l26221 14" svg:viewBox="0 0 26222 15">
          <text:p/>
        </draw:connector>
        <draw:custom-shape draw:style-name="gr111" draw:text-style-name="P33" xml:id="id19" draw:id="id19" draw:layer="layout" svg:width="1.702cm" svg:height="0.61cm" svg:x="0.667cm" svg:y="15.887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draw:glue-point draw:id="8" svg:x="0.663cm" svg:y="-5.086cm"/>
          <draw:glue-point draw:id="9" svg:x="-0.785cm" svg:y="-5.086cm"/>
          <text:p text:style-name="P6"><text:span text:style-name="T1">aMS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2" draw:text-style-name="P33" xml:id="id21" draw:id="id21" draw:layer="layout" svg:width="1.702cm" svg:height="0.61cm" svg:x="3.973cm" svg:y="15.891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draw:glue-point draw:id="8" svg:x="0.663cm" svg:y="-5.086cm"/>
          <draw:glue-point draw:id="9" svg:x="-0.785cm" svg:y="-5.086cm"/>
          <draw:glue-point draw:id="10" svg:x="4.985cm" svg:y="2.245cm"/>
          <draw:glue-point draw:id="11" svg:x="4.985cm" svg:y="-2.524cm"/>
          <text:p text:style-name="P6"><text:span text:style-name="T1">aRH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2" draw:text-style-name="P21" draw:layer="layout" svg:x1="35.962cm" svg:y1="7.431cm" svg:x2="26.349cm" svg:y2="14.365cm" draw:start-shape="id28" draw:start-glue-point="2" draw:end-shape="id22" draw:end-glue-point="1" svg:d="M35962 7431v6934h-9613" svg:viewBox="0 0 9614 6935">
          <text:p/>
        </draw:connector>
        <draw:custom-shape draw:style-name="gr113" draw:text-style-name="P33" xml:id="id17" draw:id="id17" draw:layer="layout" svg:width="1.702cm" svg:height="0.61cm" svg:x="31.867cm" svg:y="15.887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draw:glue-point draw:id="8" svg:x="0.663cm" svg:y="-5.086cm"/>
          <draw:glue-point draw:id="9" svg:x="-0.785cm" svg:y="-5.086cm"/>
          <draw:glue-point draw:id="10" svg:x="4.985cm" svg:y="2.245cm"/>
          <draw:glue-point draw:id="11" svg:x="4.985cm" svg:y="-2.524cm"/>
          <text:p text:style-name="P6"><text:span text:style-name="T1">rRH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4" draw:text-style-name="P27" draw:layer="layout" svg:width="10.548cm" svg:height="0.854cm" svg:x="13.466cm" svg:y="18.34cm">
          <text:list text:style-name="L3">
            <text:list-item>
              <text:p text:style-name="P26"><text:span text:style-name="T2">Administrative Management Domain <text:s/>(ADMD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15" draw:text-style-name="P10" draw:layer="layout" svg:width="6.446cm" svg:height="0.854cm" svg:x="1.951cm" svg:y="22.724cm">
          <text:list text:style-name="L3">
            <text:list-item>
              <text:p text:style-name="P9"><text:span text:style-name="T2">h – MHS-focused function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16" draw:text-style-name="P10" draw:layer="layout" svg:width="7.106cm" svg:height="0.854cm" svg:x="1.966cm" svg:y="22.055cm">
          <text:list text:style-name="L3">
            <text:list-item>
              <text:p text:style-name="P9"><text:span text:style-name="T2">r – recipient-focused function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17" draw:text-style-name="P5" draw:layer="layout" svg:width="6.75cm" svg:height="0.854cm" svg:x="1.966cm" svg:y="21.356cm">
          <text:list text:style-name="L3">
            <text:list-header>
              <text:p text:style-name="P4"><text:span text:style-name="T1">a – author-focused function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18" draw:text-style-name="P34" draw:layer="layout" svg:width="5.258cm" svg:height="2.477cm" svg:x="7.944cm" svg:y="0.682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draw:glue-point draw:id="8" svg:x="4.958cm" svg:y="1.42cm"/>
          <draw:glue-point draw:id="9" svg:x="4.958cm" svg:y="-1.683cm"/>
          <draw:glue-point draw:id="10" svg:x="5.024cm" svg:y="3.084cm"/>
          <draw:glue-point draw:id="11" svg:x="5.024cm" svg:y="3.819cm"/>
          <draw:glue-point draw:id="12" svg:x="5.024cm" svg:y="-2.795cm"/>
          <draw:glue-point draw:id="13" svg:x="5.024cm" svg:y="2.349cm"/>
          <draw:glue-point draw:id="14" svg:x="5.024cm" svg:y="-2.06cm"/>
          <draw:glue-point draw:id="15" svg:x="5.024cm" svg:y="-1.325cm"/>
          <text:p text:style-name="P6"><text:span text:style-name="T1">JWT Provi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9" draw:text-style-name="P10" draw:layer="layout" svg:width="8.279cm" svg:height="0.854cm" svg:x="28.267cm" svg:y="18.331cm">
          <text:list text:style-name="L3">
            <text:list-item>
              <text:p text:style-name="P9"><text:span text:style-name="T1">Message Delivery Agent</text:span><text:span text:style-name="T1"><text:tab/></text:span><text:span text:style-name="T1">(MDA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20" draw:text-style-name="P10" draw:layer="layout" svg:width="8.279cm" svg:height="0.854cm" svg:x="28.251cm" svg:y="20.399cm">
          <text:list text:style-name="L3">
            <text:list-item>
              <text:p text:style-name="P9"><text:span text:style-name="T1">Mail Resource Store</text:span><text:span text:style-name="T1"><text:tab/></text:span><text:span text:style-name="T1"><text:tab/></text:span><text:span text:style-name="T1">(MRS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21" draw:text-style-name="P10" draw:layer="layout" svg:width="8.143cm" svg:height="0.854cm" svg:x="28.266cm" svg:y="19.03cm">
          <text:list text:style-name="L3">
            <text:list-item>
              <text:p text:style-name="P9"><text:span text:style-name="T1">Resource Fetch Agent</text:span><text:span text:style-name="T1"><text:tab/></text:span><text:span text:style-name="T1"><text:tab/></text:span><text:span text:style-name="T1">(RFA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22" draw:text-style-name="P34" draw:layer="layout" svg:width="5.258cm" svg:height="2.477cm" svg:x="24.344cm" svg:y="0.682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draw:glue-point draw:id="8" svg:x="4.958cm" svg:y="1.42cm"/>
          <draw:glue-point draw:id="9" svg:x="4.958cm" svg:y="-1.683cm"/>
          <draw:glue-point draw:id="10" svg:x="5.024cm" svg:y="3.084cm"/>
          <draw:glue-point draw:id="11" svg:x="5.024cm" svg:y="3.819cm"/>
          <draw:glue-point draw:id="12" svg:x="5.024cm" svg:y="-2.795cm"/>
          <draw:glue-point draw:id="13" svg:x="5.024cm" svg:y="2.349cm"/>
          <draw:glue-point draw:id="14" svg:x="5.024cm" svg:y="-2.06cm"/>
          <draw:glue-point draw:id="15" svg:x="5.024cm" svg:y="-1.325cm"/>
          <text:p text:style-name="P6"><text:span text:style-name="T1">JWT Provi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3" draw:text-style-name="P35" draw:layer="layout" svg:width="4.953cm" svg:height="1.479cm" svg:x="8.09cm" svg:y="1.513cm">
          <text:list text:style-name="L3">
            <text:list-header>
              <text:p text:style-name="P13"><text:span text:style-name="T1">ADMD</text:span></text:p>
              <text:p text:style-name="P15"><text:span text:style-name="T4">foo.co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4" draw:text-style-name="P35" draw:layer="layout" svg:width="4.953cm" svg:height="1.479cm" svg:x="24.517cm" svg:y="1.513cm">
          <text:list text:style-name="L3">
            <text:list-header>
              <text:p text:style-name="P13"><text:span text:style-name="T1">ADMD</text:span></text:p>
              <text:p text:style-name="P15"><text:span text:style-name="T4">bar.co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36" draw:layer="layout" svg:width="0.762cm" svg:height="0.727cm" svg:x="1.015cm" svg:y="18.378cm">
          <text:p/>
          <draw:enhanced-geometry svg:viewBox="0 0 21600 21600" draw:type="rectangle" draw:enhanced-path="M 0 0 L 21600 0 21600 21600 0 21600 0 0 Z N"/>
        </draw:custom-shape>
        <draw:custom-shape draw:style-name="gr125" draw:text-style-name="P27" draw:layer="layout" svg:width="8.236cm" svg:height="0.854cm" svg:x="1.914cm" svg:y="18.316cm">
          <text:list text:style-name="L3">
            <text:list-item>
              <text:p text:style-name="P26"><text:span text:style-name="T2">Identity Propagation Service (IdPS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adornments="Regular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hatch draw:name="Red_20_90_20_Degrees_20_Crossed_20_10" draw:display-name="Red 90 Degrees Crossed 10" draw:style="double" draw:color="#9bb5cf" draw:distance="0.203cm" draw:rotation="450"/>
    <draw:hatch draw:name="Red_20_90_20_Degrees_20_Crossed_20_13" draw:display-name="Red 90 Degrees Crossed 13" draw:style="double" draw:color="#ecb8be" draw:distance="0.203cm" draw:rotation="900"/>
    <draw:fill-image draw:name="Bitmap_20_11" draw:display-name="Bitmap 11" xlink:href="Pictures/100000000000000800000008410B6290.png" xlink:type="simple" xlink:show="embed" xlink:actuate="onLoad"/>
    <draw:fill-image draw:name="Bitmap_20_23" draw:display-name="Bitmap 23" xlink:href="Pictures/100000000000000800000008F6E6129E.png" xlink:type="simple" xlink:show="embed" xlink:actuate="onLoad"/>
    <draw:fill-image draw:name="Bitmap_20_24" draw:display-name="Bitmap 24" xlink:href="Pictures/100000000000000800000008F6E6129E.png" xlink:type="simple" xlink:show="embed" xlink:actuate="onLoad"/>
    <draw:fill-image draw:name="Bitmap_20_25" draw:display-name="Bitmap 25" xlink:href="Pictures/100000000000000800000008F6E6129E.png" xlink:type="simple" xlink:show="embed" xlink:actuate="onLoad"/>
    <draw:fill-image draw:name="Bitmap_20_26" draw:display-name="Bitmap 26" xlink:href="Pictures/10000000000000080000000894D41B7F.png" xlink:type="simple" xlink:show="embed" xlink:actuate="onLoad"/>
    <draw:marker draw:name="Arrow" svg:viewBox="0 0 20 20" svg:d="M0 20l10-20 10 20z"/>
    <draw:marker draw:name="Arrow_20_short" draw:display-name="Arrow short" svg:viewBox="0 7 20 13" svg:d="M0 20l10-13 10 13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33" draw:display-name="Arrowheads 33" svg:viewBox="0 0 20 20" svg:d="M0 20l10-20 10 20z"/>
    <draw:marker draw:name="Half_20_Circle" draw:display-name="Half Circle" svg:viewBox="0 0 15000 8146" svg:d="M29 0l-29 653 244 1943 761 1804 1183 1560 1562 1182 1806 760 1894 244 1994-244 1806-760 1562-1182 1183-1560 761-1804 244-1943-29-653z"/>
    <draw:stroke-dash draw:name="Dash_20_Dot_20_4" draw:display-name="Dash Dot 4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draw:stroke-dash draw:name="Long_20_Dash_20__28_Rounded_29_" draw:display-name="Long Dash (Rounded)" draw:style="round" draw:dots1="1" draw:dots1-length="301%" draw:distance="399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="Arrow_20_short" draw:marker-start-width="0.2cm" draw:marker-start-center="false" draw:marker-end="Arrow_20_short" draw:marker-end-width="0.2cm" draw:marker-end-center="false" draw:fill="bitmap" draw:fill-color="#729fcf" draw:fill-image-name="Bitmap_20_26" draw:opacity="100%" style:repeat="repeat" draw:textarea-horizontal-align="justify" fo:padding-top="0.125cm" fo:padding-bottom="0.125cm" fo:padding-left="0.25cm" fo:padding-right="0.25cm" fo:wrap-option="wrap" draw:shadow="hidden" draw:shadow-offset-x="0.203cm" draw:shadow-offset-y="0.203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37.897cm" fo:page-height="24.25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or Zboran</meta:initial-creator>
    <meta:creation-date>2023-11-09T14:09:07.203795645</meta:creation-date>
    <dc:date>2024-07-31T13:11:33.230828531</dc:date>
    <dc:creator>Igor Zboran</dc:creator>
    <meta:editing-duration>P2DT5H39M22S</meta:editing-duration>
    <meta:editing-cycles>454</meta:editing-cycles>
    <meta:generator>LibreOffice/24.2.5.2$Linux_X86_64 LibreOffice_project/d6e8b0f3fc6e8af2b00cf4969fd0d2fa45b9a62e</meta:generator>
    <meta:document-statistic meta:object-count="150"/>
  </office:meta>
</office:document-meta>
</file>